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100f487" officeooo:paragraph-rsid="03673b90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3704145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29ae3bf" officeooo:paragraph-rsid="03774809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2e1bf95" officeooo:paragraph-rsid="03673b90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3774809" officeooo:paragraph-rsid="03782fa7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260d497" officeooo:paragraph-rsid="03673b90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28af2ba" officeooo:paragraph-rsid="02e43d4c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28af2ba" officeooo:paragraph-rsid="02e046cf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21c4c1c" officeooo:paragraph-rsid="037a1aec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20e8e48" officeooo:paragraph-rsid="02f45f57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20e8e48" officeooo:paragraph-rsid="02f30424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2e52fe0" officeooo:paragraph-rsid="03673b90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2e70e9e" officeooo:paragraph-rsid="03673b90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2e70e9e" officeooo:paragraph-rsid="03750d21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2e70e9e" officeooo:paragraph-rsid="03799373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36ce207" officeooo:paragraph-rsid="036ce207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36d1ad8" officeooo:paragraph-rsid="03722720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36e88af" officeooo:paragraph-rsid="036e88af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3762214" officeooo:paragraph-rsid="03673b90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3782fa7" officeooo:paragraph-rsid="03782fa7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2f40692" officeooo:paragraph-rsid="02f3c009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01e4eb8" officeooo:paragraph-rsid="02b068c6" style:font-weight-asian="normal" style:font-weight-complex="normal"/>
    </style:style>
    <style:style style:name="P29" style:family="paragraph" style:parent-style-name="Standard">
      <style:text-properties fo:language="en" fo:country="US" officeooo:rsid="001b8640" officeooo:paragraph-rsid="00131f4f"/>
    </style:style>
    <style:style style:name="P30" style:family="paragraph" style:parent-style-name="Standard">
      <style:text-properties fo:language="en" fo:country="US" fo:font-style="normal" fo:font-weight="normal" officeooo:rsid="036ce207" officeooo:paragraph-rsid="036ce207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fo:font-weight="normal" officeooo:rsid="02e668d3" officeooo:paragraph-rsid="02e43d4c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fo:font-weight="normal" officeooo:rsid="02a8b5c3" officeooo:paragraph-rsid="033baf00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fo:font-weight="normal" officeooo:rsid="02a8b5c3" officeooo:paragraph-rsid="03a123d3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fo:font-weight="normal" officeooo:rsid="02a8b5c3" officeooo:paragraph-rsid="03a813f5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fo:font-weight="normal" officeooo:rsid="021be2de" officeooo:paragraph-rsid="020eabcb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fo:font-weight="normal" officeooo:rsid="021be2de" officeooo:paragraph-rsid="03a5d9fd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2f0a5f0" officeooo:paragraph-rsid="03996c61" fo:background-color="#dddddd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2f0a5f0" officeooo:paragraph-rsid="039b367d" fo:background-color="#dddddd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3949a33" officeooo:paragraph-rsid="03968c0e" fo:background-color="#dddddd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39d95bd" officeooo:paragraph-rsid="03a0a09e" fo:background-color="#dddddd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1a1af40" officeooo:paragraph-rsid="03a123d3" fo:background-color="#dddddd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1a1af40" officeooo:paragraph-rsid="03a813f5" fo:background-color="#dddddd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1a1af40" officeooo:paragraph-rsid="03ad4c02" fo:background-color="#ddddd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1dc9126" officeooo:paragraph-rsid="03a92479" fo:background-color="#ddddd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bold" officeooo:rsid="037a1aec" officeooo:paragraph-rsid="037a1aec" fo:background-color="transparent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language="en" fo:country="US" officeooo:paragraph-rsid="00f05b1d"/>
    </style:style>
    <style:style style:name="P47" style:family="paragraph" style:parent-style-name="Standard">
      <style:text-properties fo:language="en" fo:country="US" officeooo:paragraph-rsid="014f0a12"/>
    </style:style>
    <style:style style:name="P48" style:family="paragraph" style:parent-style-name="Standard">
      <style:text-properties fo:language="en" fo:country="US" officeooo:paragraph-rsid="020eabcb"/>
    </style:style>
    <style:style style:name="P49" style:family="paragraph" style:parent-style-name="Standard">
      <style:text-properties fo:language="en" fo:country="US" officeooo:paragraph-rsid="02197992"/>
    </style:style>
    <style:style style:name="P50" style:family="paragraph" style:parent-style-name="Standard">
      <style:text-properties fo:language="en" fo:country="US" fo:font-style="italic" fo:font-weight="bold" officeooo:rsid="037a1aec" officeooo:paragraph-rsid="037a1aec" fo:background-color="transparent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52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53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54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55" style:family="paragraph" style:parent-style-name="Standard">
      <style:text-properties officeooo:paragraph-rsid="00ab4647"/>
    </style:style>
    <style:style style:name="P56" style:family="paragraph" style:parent-style-name="Standard">
      <style:text-properties officeooo:paragraph-rsid="02e43d4c"/>
    </style:style>
    <style:style style:name="P57" style:family="paragraph" style:parent-style-name="Standard">
      <style:text-properties officeooo:rsid="02e43d4c" officeooo:paragraph-rsid="037a1aec"/>
    </style:style>
    <style:style style:name="P58" style:family="paragraph" style:parent-style-name="Standard">
      <style:text-properties officeooo:paragraph-rsid="00131f4f"/>
    </style:style>
    <style:style style:name="P59" style:family="paragraph" style:parent-style-name="Standard">
      <style:text-properties officeooo:paragraph-rsid="00f05b1d"/>
    </style:style>
    <style:style style:name="P60" style:family="paragraph" style:parent-style-name="Standard">
      <style:text-properties officeooo:paragraph-rsid="03673b90"/>
    </style:style>
    <style:style style:name="P61" style:family="paragraph" style:parent-style-name="Standard">
      <style:text-properties officeooo:paragraph-rsid="036ce207"/>
    </style:style>
    <style:style style:name="P62" style:family="paragraph" style:parent-style-name="Standard">
      <style:text-properties officeooo:paragraph-rsid="036d1ad8"/>
    </style:style>
    <style:style style:name="P63" style:family="paragraph" style:parent-style-name="Standard">
      <style:text-properties officeooo:paragraph-rsid="036e88af"/>
    </style:style>
    <style:style style:name="P64" style:family="paragraph" style:parent-style-name="Standard">
      <style:text-properties officeooo:paragraph-rsid="03704145"/>
    </style:style>
    <style:style style:name="P65" style:family="paragraph" style:parent-style-name="Standard">
      <style:text-properties officeooo:paragraph-rsid="03722720"/>
    </style:style>
    <style:style style:name="P66" style:family="paragraph" style:parent-style-name="Standard">
      <style:text-properties officeooo:paragraph-rsid="03750d21"/>
    </style:style>
    <style:style style:name="P67" style:family="paragraph" style:parent-style-name="Standard">
      <style:text-properties officeooo:paragraph-rsid="03774809"/>
    </style:style>
    <style:style style:name="P68" style:family="paragraph" style:parent-style-name="Standard">
      <style:text-properties officeooo:paragraph-rsid="0377d5ff"/>
    </style:style>
    <style:style style:name="P69" style:family="paragraph" style:parent-style-name="Standard">
      <style:text-properties officeooo:paragraph-rsid="03799373"/>
    </style:style>
    <style:style style:name="P70" style:family="paragraph" style:parent-style-name="Standard">
      <style:text-properties officeooo:rsid="03799373" officeooo:paragraph-rsid="03799373"/>
    </style:style>
    <style:style style:name="P71" style:family="paragraph" style:parent-style-name="Standard">
      <style:text-properties officeooo:paragraph-rsid="037a1aec"/>
    </style:style>
    <style:style style:name="P72" style:family="paragraph" style:parent-style-name="Standard">
      <style:text-properties officeooo:paragraph-rsid="03814bfa"/>
    </style:style>
    <style:style style:name="P73" style:family="paragraph" style:parent-style-name="Standard">
      <style:text-properties officeooo:paragraph-rsid="03818515"/>
    </style:style>
    <style:style style:name="P74" style:family="paragraph" style:parent-style-name="Standard">
      <style:text-properties officeooo:paragraph-rsid="0385a69e"/>
    </style:style>
    <style:style style:name="P75" style:family="paragraph" style:parent-style-name="Standard">
      <style:text-properties officeooo:paragraph-rsid="0385d115"/>
    </style:style>
    <style:style style:name="P76" style:family="paragraph" style:parent-style-name="Standard">
      <style:text-properties officeooo:paragraph-rsid="03865ddc"/>
    </style:style>
    <style:style style:name="P77" style:family="paragraph" style:parent-style-name="Standard">
      <style:text-properties officeooo:paragraph-rsid="0386d0e5"/>
    </style:style>
    <style:style style:name="P78" style:family="paragraph" style:parent-style-name="Standard">
      <style:text-properties officeooo:paragraph-rsid="03782fa7"/>
    </style:style>
    <style:style style:name="P79" style:family="paragraph" style:parent-style-name="Standard">
      <style:text-properties officeooo:paragraph-rsid="038a550e"/>
    </style:style>
    <style:style style:name="P80" style:family="paragraph" style:parent-style-name="Standard">
      <style:text-properties officeooo:paragraph-rsid="038c25fa"/>
    </style:style>
    <style:style style:name="P81" style:family="paragraph" style:parent-style-name="Standard">
      <style:text-properties officeooo:paragraph-rsid="038d1036"/>
    </style:style>
    <style:style style:name="P82" style:family="paragraph" style:parent-style-name="Standard">
      <style:text-properties officeooo:paragraph-rsid="039282d0"/>
    </style:style>
    <style:style style:name="P83" style:family="paragraph" style:parent-style-name="Standard">
      <style:text-properties officeooo:paragraph-rsid="03949a33"/>
    </style:style>
    <style:style style:name="P84" style:family="paragraph" style:parent-style-name="Standard">
      <style:text-properties officeooo:paragraph-rsid="03960808"/>
    </style:style>
    <style:style style:name="P85" style:family="paragraph" style:parent-style-name="Standard">
      <style:text-properties officeooo:paragraph-rsid="03968c0e"/>
    </style:style>
    <style:style style:name="P86" style:family="paragraph" style:parent-style-name="Standard">
      <style:text-properties officeooo:paragraph-rsid="0396f593"/>
    </style:style>
    <style:style style:name="P87" style:family="paragraph" style:parent-style-name="Standard">
      <style:text-properties officeooo:paragraph-rsid="02b068c6"/>
    </style:style>
    <style:style style:name="P88" style:family="paragraph" style:parent-style-name="Standard">
      <style:text-properties officeooo:paragraph-rsid="03996c61"/>
    </style:style>
    <style:style style:name="P89" style:family="paragraph" style:parent-style-name="Standard">
      <style:text-properties officeooo:paragraph-rsid="039b367d"/>
    </style:style>
    <style:style style:name="P90" style:family="paragraph" style:parent-style-name="Standard">
      <style:text-properties officeooo:paragraph-rsid="03a0a09e"/>
    </style:style>
    <style:style style:name="P91" style:family="paragraph" style:parent-style-name="Standard">
      <style:text-properties officeooo:paragraph-rsid="03a123d3"/>
    </style:style>
    <style:style style:name="P92" style:family="paragraph" style:parent-style-name="Standard">
      <style:text-properties officeooo:paragraph-rsid="03a5d9fd"/>
    </style:style>
    <style:style style:name="P93" style:family="paragraph" style:parent-style-name="Standard">
      <style:text-properties officeooo:paragraph-rsid="03a813f5"/>
    </style:style>
    <style:style style:name="P94" style:family="paragraph" style:parent-style-name="Standard">
      <style:text-properties officeooo:paragraph-rsid="03a92479"/>
    </style:style>
    <style:style style:name="P95" style:family="paragraph" style:parent-style-name="Standard">
      <style:text-properties officeooo:paragraph-rsid="03aa4010"/>
    </style:style>
    <style:style style:name="P96" style:family="paragraph" style:parent-style-name="Standard">
      <style:text-properties officeooo:paragraph-rsid="03aceca0"/>
    </style:style>
    <style:style style:name="P97" style:family="paragraph" style:parent-style-name="Standard">
      <style:text-properties officeooo:paragraph-rsid="03ad4c02"/>
    </style:style>
    <style:style style:name="P98" style:family="paragraph" style:parent-style-name="Standard">
      <style:text-properties officeooo:paragraph-rsid="03af5a2a"/>
    </style:style>
    <style:style style:name="P99" style:family="paragraph" style:parent-style-name="Standard">
      <style:text-properties officeooo:paragraph-rsid="03afbf0a"/>
    </style:style>
    <style:style style:name="P100" style:family="paragraph" style:parent-style-name="Standard">
      <style:text-properties officeooo:paragraph-rsid="03b1a35a"/>
    </style:style>
    <style:style style:name="P101" style:family="paragraph" style:parent-style-name="Standard">
      <style:text-properties officeooo:paragraph-rsid="03b206f6"/>
    </style:style>
    <style:style style:name="P102" style:family="paragraph" style:parent-style-name="Standard">
      <style:text-properties officeooo:rsid="03b206f6" officeooo:paragraph-rsid="03b344db"/>
    </style:style>
    <style:style style:name="P103" style:family="paragraph" style:parent-style-name="Standard">
      <style:text-properties officeooo:paragraph-rsid="03b344db"/>
    </style:style>
    <style:style style:name="P104" style:family="paragraph" style:parent-style-name="Standard">
      <style:text-properties officeooo:rsid="03b425a6" officeooo:paragraph-rsid="03b425a6"/>
    </style:style>
    <style:style style:name="P105" style:family="paragraph" style:parent-style-name="Standard">
      <style:text-properties officeooo:rsid="03b425a6" officeooo:paragraph-rsid="03b478cf"/>
    </style:style>
    <style:style style:name="P106" style:family="paragraph" style:parent-style-name="Standard">
      <style:text-properties officeooo:paragraph-rsid="03b478cf"/>
    </style:style>
    <style:style style:name="P107" style:family="paragraph" style:parent-style-name="Standard">
      <style:text-properties officeooo:rsid="03b478cf" officeooo:paragraph-rsid="03b478cf"/>
    </style:style>
    <style:style style:name="P108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P109" style:family="paragraph" style:parent-style-name="Standard">
      <style:text-properties fo:language="en" fo:country="US" fo:font-style="normal" fo:font-weight="normal" officeooo:rsid="039d95bd" officeooo:paragraph-rsid="039d95bd" fo:background-color="#dddddd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language="en" fo:country="US" fo:font-weight="normal" officeooo:rsid="020e8e48" officeooo:paragraph-rsid="039d95bd" fo:background-color="transparent" style:font-weight-asian="normal" style:font-weight-complex="normal"/>
    </style:style>
    <style:style style:name="P111" style:family="paragraph" style:parent-style-name="Standard">
      <style:text-properties fo:language="en" fo:country="US" fo:font-weight="normal" officeooo:rsid="03960808" officeooo:paragraph-rsid="03960808" fo:background-color="transparent" style:font-weight-asian="normal" style:font-weight-complex="normal"/>
    </style:style>
    <style:style style:name="P112" style:family="paragraph" style:parent-style-name="Standard">
      <style:text-properties fo:language="en" fo:country="US" fo:font-weight="normal" officeooo:rsid="0396f593" officeooo:paragraph-rsid="0396f593" fo:background-color="transparent" style:font-weight-asian="normal" style:font-weight-complex="normal"/>
    </style:style>
    <style:style style:name="P113" style:family="paragraph" style:parent-style-name="Standard">
      <style:text-properties fo:language="en" fo:country="US" fo:font-weight="normal" officeooo:rsid="03aa4010" officeooo:paragraph-rsid="03aa4010" style:font-weight-asian="normal" style:font-weight-complex="normal"/>
    </style:style>
    <style:style style:name="P114" style:family="paragraph" style:parent-style-name="Standard">
      <style:text-properties fo:language="en" fo:country="US" fo:font-weight="normal" officeooo:rsid="001e4eb8" officeooo:paragraph-rsid="03a97af3" style:font-weight-asian="normal" style:font-weight-complex="normal"/>
    </style:style>
    <style:style style:name="P115" style:family="paragraph" style:parent-style-name="Standard">
      <style:text-properties fo:language="en" fo:country="US" fo:font-weight="normal" officeooo:rsid="02e1bf95" officeooo:paragraph-rsid="03bb9eb9" fo:background-color="#dddddd" style:font-weight-asian="normal" style:font-weight-complex="normal"/>
    </style:style>
    <style:style style:name="P116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117" style:family="paragraph" style:parent-style-name="Standard">
      <style:text-properties officeooo:paragraph-rsid="03bb9eb9"/>
    </style:style>
    <style:style style:name="P118" style:family="paragraph" style:parent-style-name="Standard">
      <style:text-properties officeooo:paragraph-rsid="03c01969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fb0d24" fo:background-color="#fff2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ef7" style:font-weight-asian="bold" style:font-weight-complex="bold"/>
    </style:style>
    <style:style style:name="T7" style:family="text">
      <style:text-properties fo:font-weight="bold" officeooo:rsid="010b0b47" style:font-weight-asian="bold" style:font-weight-complex="bold"/>
    </style:style>
    <style:style style:name="T8" style:family="text">
      <style:text-properties fo:font-weight="bold" officeooo:rsid="00136227" style:font-weight-asian="bold" style:font-weight-complex="bold"/>
    </style:style>
    <style:style style:name="T9" style:family="text">
      <style:text-properties fo:font-weight="bold" officeooo:rsid="00d88c8c" style:font-weight-asian="bold" style:font-weight-complex="bold"/>
    </style:style>
    <style:style style:name="T10" style:family="text">
      <style:text-properties fo:font-weight="bold" officeooo:rsid="03a5d9fd" style:font-weight-asian="bold" style:font-weight-complex="bold"/>
    </style:style>
    <style:style style:name="T11" style:family="text">
      <style:text-properties fo:font-weight="bold" officeooo:rsid="03aceca0" style:font-weight-asian="bold" style:font-weight-complex="bold"/>
    </style:style>
    <style:style style:name="T12" style:family="text">
      <style:text-properties fo:font-weight="bold" officeooo:rsid="03ad4c02" style:font-weight-asian="bold" style:font-weight-complex="bold"/>
    </style:style>
    <style:style style:name="T13" style:family="text">
      <style:text-properties fo:font-weight="bold" officeooo:rsid="03b425a6" style:font-weight-asian="bold" style:font-weight-complex="bold"/>
    </style:style>
    <style:style style:name="T14" style:family="text">
      <style:text-properties fo:font-weight="bold" officeooo:rsid="0100f487" fo:background-color="#dddddd" loext:char-shading-value="0" style:font-weight-asian="bold" style:font-weight-complex="bold"/>
    </style:style>
    <style:style style:name="T15" style:family="text">
      <style:text-properties fo:font-weight="bold" officeooo:rsid="036e88af" fo:background-color="transparent" loext:char-shading-value="0" style:font-weight-asian="bold" style:font-weight-complex="bold"/>
    </style:style>
    <style:style style:name="T16" style:family="text">
      <style:text-properties fo:font-weight="bold" officeooo:rsid="0285b5b7" fo:background-color="transparent" loext:char-shading-value="0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d88c8c" style:font-weight-asian="normal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7d345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3aceca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3ad4c02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3b425a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3a22fa7" fo:background-color="#fff200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normal" officeooo:rsid="02e1bf95" fo:background-color="#dddddd" loext:char-shading-value="0" style:font-style-asian="normal" style:font-style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3799373" style:font-style-asian="normal" style:font-style-complex="normal"/>
    </style:style>
    <style:style style:name="T28" style:family="text">
      <style:text-properties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29" style:family="text">
      <style:text-properties officeooo:rsid="00704232"/>
    </style:style>
    <style:style style:name="T30" style:family="text">
      <style:text-properties officeooo:rsid="00fb0d24" fo:background-color="#fff200" loext:char-shading-value="0"/>
    </style:style>
    <style:style style:name="T31" style:family="text">
      <style:text-properties officeooo:rsid="007f05cd" fo:background-color="#fff200" loext:char-shading-value="0"/>
    </style:style>
    <style:style style:name="T32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28a8df8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29eec2c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28af2ba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2e24375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2e31d26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2e3cec7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2e668d3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20e8e48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2f3c009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2e52fe0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2e70e9e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2e3bc6b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0707467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0ad7526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36932ab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36ce207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36d1ad8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36e88af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3704145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3722720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3762214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3774809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377d5ff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3782fa7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37a1aec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2c5da8e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37c8e7e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38a550e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3960808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3968c0e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normal" officeooo:rsid="0396f593" fo:background-color="transparent" loext:char-shading-value="0" style:font-weight-asian="normal" style:font-weight-complex="normal"/>
    </style:style>
    <style:style style:name="T71" style:family="text">
      <style:text-properties fo:language="en" fo:country="US" fo:font-weight="normal" officeooo:rsid="039b367d" fo:background-color="transparent" loext:char-shading-value="0" style:font-weight-asian="normal" style:font-weight-complex="normal"/>
    </style:style>
    <style:style style:name="T72" style:family="text">
      <style:text-properties fo:language="en" fo:country="US" fo:font-weight="normal" officeooo:rsid="039c3f00" fo:background-color="transparent" loext:char-shading-value="0" style:font-weight-asian="normal" style:font-weight-complex="normal"/>
    </style:style>
    <style:style style:name="T73" style:family="text">
      <style:text-properties fo:language="en" fo:country="US" fo:font-weight="normal" officeooo:rsid="039d95bd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normal" officeooo:rsid="03b1a35a" fo:background-color="transparent" loext:char-shading-value="0" style:font-weight-asian="normal" style:font-weight-complex="normal"/>
    </style:style>
    <style:style style:name="T75" style:family="text">
      <style:text-properties fo:language="en" fo:country="US" fo:font-weight="normal" officeooo:rsid="03b7fff1" fo:background-color="transparent" loext:char-shading-value="0" style:font-weight-asian="normal" style:font-weight-complex="normal"/>
    </style:style>
    <style:style style:name="T76" style:family="text">
      <style:text-properties fo:language="en" fo:country="US" fo:font-weight="normal" officeooo:rsid="03b96e25" fo:background-color="transparent" loext:char-shading-value="0" style:font-weight-asian="normal" style:font-weight-complex="normal"/>
    </style:style>
    <style:style style:name="T77" style:family="text">
      <style:text-properties fo:language="en" fo:country="US" fo:font-weight="normal" officeooo:rsid="03bacc8d" fo:background-color="transparent" loext:char-shading-value="0" style:font-weight-asian="normal" style:font-weight-complex="normal"/>
    </style:style>
    <style:style style:name="T78" style:family="text">
      <style:text-properties fo:language="en" fo:country="US" fo:font-weight="normal" officeooo:rsid="03bcd7a8" fo:background-color="transparent" loext:char-shading-value="0" style:font-weight-asian="normal" style:font-weight-complex="normal"/>
    </style:style>
    <style:style style:name="T79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80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81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82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83" style:family="text">
      <style:text-properties fo:language="en" fo:country="US" fo:font-weight="normal" officeooo:rsid="00373dfb" fo:background-color="#dddddd" loext:char-shading-value="0" style:font-weight-asian="normal" style:font-weight-complex="normal"/>
    </style:style>
    <style:style style:name="T84" style:family="text">
      <style:text-properties fo:language="en" fo:country="US" fo:font-weight="normal" officeooo:rsid="02e1bf95" fo:background-color="#dddddd" loext:char-shading-value="0" style:font-weight-asian="normal" style:font-weight-complex="normal"/>
    </style:style>
    <style:style style:name="T85" style:family="text">
      <style:text-properties fo:language="en" fo:country="US" fo:font-weight="normal" officeooo:rsid="02e3bc6b" fo:background-color="#dddddd" loext:char-shading-value="0" style:font-weight-asian="normal" style:font-weight-complex="normal"/>
    </style:style>
    <style:style style:name="T86" style:family="text">
      <style:text-properties fo:language="en" fo:country="US" fo:font-weight="normal" officeooo:rsid="03704145" fo:background-color="#dddddd" loext:char-shading-value="0" style:font-weight-asian="normal" style:font-weight-complex="normal"/>
    </style:style>
    <style:style style:name="T87" style:family="text">
      <style:text-properties fo:language="en" fo:country="US" fo:font-weight="normal" officeooo:rsid="029ae3bf" fo:background-color="#dddddd" loext:char-shading-value="0" style:font-weight-asian="normal" style:font-weight-complex="normal"/>
    </style:style>
    <style:style style:name="T88" style:family="text">
      <style:text-properties fo:language="en" fo:country="US" fo:font-weight="normal" officeooo:rsid="03774809" fo:background-color="#dddddd" loext:char-shading-value="0" style:font-weight-asian="normal" style:font-weight-complex="normal"/>
    </style:style>
    <style:style style:name="T89" style:family="text">
      <style:text-properties fo:language="en" fo:country="US" fo:font-weight="normal" officeooo:rsid="03799373" fo:background-color="#dddddd" loext:char-shading-value="0" style:font-weight-asian="normal" style:font-weight-complex="normal"/>
    </style:style>
    <style:style style:name="T90" style:family="text">
      <style:text-properties fo:language="en" fo:country="US" fo:font-weight="normal" officeooo:rsid="037c8e7e" fo:background-color="#dddddd" loext:char-shading-value="0" style:font-weight-asian="normal" style:font-weight-complex="normal"/>
    </style:style>
    <style:style style:name="T91" style:family="text">
      <style:text-properties fo:language="en" fo:country="US" fo:font-weight="normal" officeooo:rsid="03af5a2a" fo:background-color="#dddddd" loext:char-shading-value="0" style:font-weight-asian="normal" style:font-weight-complex="normal"/>
    </style:style>
    <style:style style:name="T92" style:family="text">
      <style:text-properties fo:language="en" fo:country="US" fo:font-weight="normal" officeooo:rsid="001e4eb8" style:font-weight-asian="normal" style:font-weight-complex="normal"/>
    </style:style>
    <style:style style:name="T93" style:family="text">
      <style:text-properties fo:language="en" fo:country="US" fo:font-weight="normal" officeooo:rsid="0032ee51" style:font-weight-asian="normal" style:font-weight-complex="normal"/>
    </style:style>
    <style:style style:name="T94" style:family="text">
      <style:text-properties fo:language="en" fo:country="US" fo:font-weight="normal" officeooo:rsid="03473ee4" style:font-weight-asian="normal" style:font-weight-complex="normal"/>
    </style:style>
    <style:style style:name="T95" style:family="text">
      <style:text-properties fo:language="en" fo:country="US" fo:font-weight="normal" officeooo:rsid="03a92479" style:font-weight-asian="normal" style:font-weight-complex="normal"/>
    </style:style>
    <style:style style:name="T96" style:family="text">
      <style:text-properties fo:language="en" fo:country="US" fo:font-weight="normal" officeooo:rsid="03aa4010" style:font-weight-asian="normal" style:font-weight-complex="normal"/>
    </style:style>
    <style:style style:name="T97" style:family="text">
      <style:text-properties fo:language="en" fo:country="US" fo:font-weight="normal" officeooo:rsid="03adaeb1" style:font-weight-asian="normal" style:font-weight-complex="normal"/>
    </style:style>
    <style:style style:name="T98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99" style:family="text">
      <style:text-properties fo:language="en" fo:country="US" fo:font-style="italic" fo:font-weight="bold" officeooo:rsid="03814bfa" fo:background-color="#dddddd" loext:char-shading-value="0" style:font-style-asian="italic" style:font-weight-asian="bold" style:font-style-complex="italic" style:font-weight-complex="bold"/>
    </style:style>
    <style:style style:name="T100" style:family="text">
      <style:text-properties fo:language="en" fo:country="US" fo:font-style="italic" fo:font-weight="bold" officeooo:rsid="03818515" fo:background-color="#dddddd" loext:char-shading-value="0" style:font-style-asian="italic" style:font-weight-asian="bold" style:font-style-complex="italic" style:font-weight-complex="bold"/>
    </style:style>
    <style:style style:name="T101" style:family="text">
      <style:text-properties fo:language="en" fo:country="US" fo:font-style="italic" fo:font-weight="bold" officeooo:rsid="038d0ed2" fo:background-color="#dddddd" loext:char-shading-value="0" style:font-style-asian="italic" style:font-weight-asian="bold" style:font-style-complex="italic" style:font-weight-complex="bold"/>
    </style:style>
    <style:style style:name="T102" style:family="text">
      <style:text-properties fo:language="en" fo:country="US"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103" style:family="text">
      <style:text-properties fo:language="en" fo:country="US" fo:font-style="italic" fo:font-weight="bold" officeooo:rsid="028a8df8" fo:background-color="transparent" loext:char-shading-value="0" style:font-style-asian="italic" style:font-weight-asian="bold" style:font-style-complex="italic" style:font-weight-complex="bold"/>
    </style:style>
    <style:style style:name="T104" style:family="text">
      <style:text-properties fo:language="en" fo:country="US" fo:font-style="italic" fo:font-weight="bold" officeooo:rsid="02e562ba" fo:background-color="transparent" loext:char-shading-value="0" style:font-style-asian="italic" style:font-weight-asian="bold" style:font-style-complex="italic" style:font-weight-complex="bold"/>
    </style:style>
    <style:style style:name="T105" style:family="text">
      <style:text-properties fo:language="en" fo:country="US" fo:font-style="italic" fo:font-weight="bold" officeooo:rsid="036ce207" fo:background-color="transparent" loext:char-shading-value="0" style:font-style-asian="italic" style:font-weight-asian="bold" style:font-style-complex="italic" style:font-weight-complex="bold"/>
    </style:style>
    <style:style style:name="T106" style:family="text">
      <style:text-properties fo:language="en" fo:country="US" fo:font-style="italic" fo:font-weight="bold" officeooo:rsid="036e88af" fo:background-color="transparent" loext:char-shading-value="0" style:font-style-asian="italic" style:font-weight-asian="bold" style:font-style-complex="italic" style:font-weight-complex="bold"/>
    </style:style>
    <style:style style:name="T107" style:family="text">
      <style:text-properties fo:language="en" fo:country="US" fo:font-style="italic" fo:font-weight="bold" officeooo:rsid="03774809" fo:background-color="transparent" loext:char-shading-value="0" style:font-style-asian="italic" style:font-weight-asian="bold" style:font-style-complex="italic" style:font-weight-complex="bold"/>
    </style:style>
    <style:style style:name="T108" style:family="text">
      <style:text-properties fo:language="en" fo:country="US" fo:font-style="italic" fo:font-weight="bold" officeooo:rsid="0100f487" fo:background-color="transparent" loext:char-shading-value="0" style:font-style-asian="italic" style:font-weight-asian="bold" style:font-style-complex="italic" style:font-weight-complex="bold"/>
    </style:style>
    <style:style style:name="T109" style:family="text">
      <style:text-properties fo:language="en" fo:country="US" fo:font-style="italic" fo:font-weight="bold" officeooo:rsid="037a1aec" fo:background-color="transparent" loext:char-shading-value="0" style:font-style-asian="italic" style:font-weight-asian="bold" style:font-style-complex="italic" style:font-weight-complex="bold"/>
    </style:style>
    <style:style style:name="T110" style:family="text">
      <style:text-properties fo:language="en" fo:country="US" fo:font-style="italic" fo:font-weight="bold" officeooo:rsid="038028ca" fo:background-color="transparent" loext:char-shading-value="0" style:font-style-asian="italic" style:font-weight-asian="bold" style:font-style-complex="italic" style:font-weight-complex="bold"/>
    </style:style>
    <style:style style:name="T111" style:family="text">
      <style:text-properties fo:language="en" fo:country="US" fo:font-style="italic" fo:font-weight="bold" officeooo:rsid="038a550e" fo:background-color="transparent" loext:char-shading-value="0" style:font-style-asian="italic" style:font-weight-asian="bold" style:font-style-complex="italic" style:font-weight-complex="bold"/>
    </style:style>
    <style:style style:name="T112" style:family="text">
      <style:text-properties fo:language="en" fo:country="US" fo:font-style="italic" fo:font-weight="bold" officeooo:rsid="0396f593" fo:background-color="transparent" loext:char-shading-value="0" style:font-style-asian="italic" style:font-weight-asian="bold" style:font-style-complex="italic" style:font-weight-complex="bold"/>
    </style:style>
    <style:style style:name="T113" style:family="text">
      <style:text-properties fo:language="en" fo:country="US" fo:font-style="italic" fo:font-weight="bold" officeooo:rsid="03a5d9fd" fo:background-color="transparent" loext:char-shading-value="0" style:font-style-asian="italic" style:font-weight-asian="bold" style:font-style-complex="italic" style:font-weight-complex="bold"/>
    </style:style>
    <style:style style:name="T114" style:family="text">
      <style:text-properties fo:language="en" fo:country="US" fo:font-style="italic" fo:font-weight="bold" officeooo:rsid="03a3f195" fo:background-color="transparent" loext:char-shading-value="0" style:font-style-asian="italic" style:font-weight-asian="bold" style:font-style-complex="italic" style:font-weight-complex="bold"/>
    </style:style>
    <style:style style:name="T115" style:family="text">
      <style:text-properties fo:language="en" fo:country="US" fo:font-style="italic" fo:font-weight="bold" officeooo:rsid="03aceca0" fo:background-color="transparent" loext:char-shading-value="0" style:font-style-asian="italic" style:font-weight-asian="bold" style:font-style-complex="italic" style:font-weight-complex="bold"/>
    </style:style>
    <style:style style:name="T116" style:family="text">
      <style:text-properties fo:language="en" fo:country="US" fo:font-style="italic" fo:font-weight="bold" officeooo:rsid="00fb0d24" fo:background-color="#fff200" loext:char-shading-value="0" style:font-style-asian="italic" style:font-weight-asian="bold" style:font-style-complex="italic" style:font-weight-complex="bold"/>
    </style:style>
    <style:style style:name="T117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118" style:family="text">
      <style:text-properties fo:language="en" fo:country="US" fo:font-style="italic" fo:font-weight="bold" officeooo:rsid="03a22fa7" fo:background-color="#fff200" loext:char-shading-value="0" style:font-style-asian="italic" style:font-weight-asian="bold" style:font-style-complex="italic" style:font-weight-complex="bold"/>
    </style:style>
    <style:style style:name="T119" style:family="text">
      <style:text-properties fo:language="en" fo:country="US" fo:font-style="italic" fo:font-weight="bold" officeooo:rsid="0397e956" fo:background-color="#fff200" loext:char-shading-value="0" style:font-style-asian="italic" style:font-weight-asian="bold" style:font-style-complex="italic" style:font-weight-complex="bold"/>
    </style:style>
    <style:style style:name="T120" style:family="text">
      <style:text-properties fo:language="en" fo:country="US" fo:font-style="italic" fo:font-weight="bold" officeooo:rsid="03aa4010" style:font-style-asian="italic" style:font-weight-asian="bold" style:font-style-complex="italic" style:font-weight-complex="bold"/>
    </style:style>
    <style:style style:name="T121" style:family="text">
      <style:text-properties fo:language="en" fo:country="US" fo:font-style="italic" fo:font-weight="bold" officeooo:rsid="03b1a35a" style:font-style-asian="italic" style:font-weight-asian="bold" style:font-style-complex="italic" style:font-weight-complex="bold"/>
    </style:style>
    <style:style style:name="T122" style:family="text">
      <style:text-properties fo:language="en" fo:country="US" fo:font-style="italic" fo:font-weight="normal" officeooo:rsid="0100f487" fo:background-color="#dddddd" loext:char-shading-value="0" style:font-style-asian="italic" style:font-weight-asian="normal" style:font-style-complex="italic" style:font-weight-complex="normal"/>
    </style:style>
    <style:style style:name="T123" style:family="text">
      <style:text-properties fo:language="en" fo:country="US" fo:font-style="italic" fo:font-weight="normal" officeooo:rsid="03818515" fo:background-color="#dddddd" loext:char-shading-value="0" style:font-style-asian="italic" style:font-weight-asian="normal" style:font-style-complex="italic" style:font-weight-complex="normal"/>
    </style:style>
    <style:style style:name="T124" style:family="text">
      <style:text-properties fo:language="en" fo:country="US" fo:font-style="italic" fo:font-weight="normal" officeooo:rsid="0383fde0" fo:background-color="#dddddd" loext:char-shading-value="0" style:font-style-asian="italic" style:font-weight-asian="normal" style:font-style-complex="italic" style:font-weight-complex="normal"/>
    </style:style>
    <style:style style:name="T125" style:family="text">
      <style:text-properties fo:language="en" fo:country="US" fo:font-style="italic" fo:font-weight="normal" officeooo:rsid="0385d115" fo:background-color="#dddddd" loext:char-shading-value="0" style:font-style-asian="italic" style:font-weight-asian="normal" style:font-style-complex="italic" style:font-weight-complex="normal"/>
    </style:style>
    <style:style style:name="T126" style:family="text">
      <style:text-properties fo:language="en" fo:country="US" fo:font-style="italic" fo:font-weight="normal" officeooo:rsid="03949a33" fo:background-color="#dddddd" loext:char-shading-value="0" style:font-style-asian="italic" style:font-weight-asian="normal" style:font-style-complex="italic" style:font-weight-complex="normal"/>
    </style:style>
    <style:style style:name="T127" style:family="text">
      <style:text-properties fo:language="en" fo:country="US" fo:font-style="italic" fo:font-weight="normal" officeooo:rsid="036d1ad8" fo:background-color="transparent" loext:char-shading-value="0" style:font-style-asian="italic" style:font-weight-asian="normal" style:font-style-complex="italic" style:font-weight-complex="normal"/>
    </style:style>
    <style:style style:name="T128" style:family="text">
      <style:text-properties fo:language="en" fo:country="US" fo:font-style="italic" fo:font-weight="normal" officeooo:rsid="028a8df8" fo:background-color="transparent" loext:char-shading-value="0" style:font-style-asian="italic" style:font-weight-asian="normal" style:font-style-complex="italic" style:font-weight-complex="normal"/>
    </style:style>
    <style:style style:name="T129" style:family="text">
      <style:text-properties fo:language="en" fo:country="US" fo:font-style="italic" fo:font-weight="normal" officeooo:rsid="021c4c1c" fo:background-color="transparent" loext:char-shading-value="0" style:font-style-asian="italic" style:font-weight-asian="normal" style:font-style-complex="italic" style:font-weight-complex="normal"/>
    </style:style>
    <style:style style:name="T130" style:family="text">
      <style:text-properties fo:language="en" fo:country="US" fo:font-style="italic" fo:font-weight="normal" officeooo:rsid="037a1aec" fo:background-color="transparent" loext:char-shading-value="0" style:font-style-asian="italic" style:font-weight-asian="normal" style:font-style-complex="italic" style:font-weight-complex="normal"/>
    </style:style>
    <style:style style:name="T131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2f0a5f0" fo:background-color="#dddddd" loext:char-shading-value="0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2e1bf95" fo:background-color="#dddddd" loext:char-shading-value="0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36e88af" fo:background-color="#dddddd" loext:char-shading-value="0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normal" officeooo:rsid="03799373" fo:background-color="#dddddd" loext:char-shading-value="0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fo:font-weight="normal" officeooo:rsid="037a1aec" fo:background-color="#dddddd" loext:char-shading-value="0" style:font-style-asian="normal" style:font-weight-asian="normal" style:font-style-complex="normal" style:font-weight-complex="normal"/>
    </style:style>
    <style:style style:name="T137" style:family="text">
      <style:text-properties fo:language="en" fo:country="US" fo:font-style="normal" fo:font-weight="normal" officeooo:rsid="037e6823" fo:background-color="#dddddd" loext:char-shading-value="0" style:font-style-asian="normal" style:font-weight-asian="normal" style:font-style-complex="normal" style:font-weight-complex="normal"/>
    </style:style>
    <style:style style:name="T138" style:family="text">
      <style:text-properties fo:language="en" fo:country="US" fo:font-style="normal" fo:font-weight="normal" officeooo:rsid="038028ca" fo:background-color="#dddddd" loext:char-shading-value="0" style:font-style-asian="normal" style:font-weight-asian="normal" style:font-style-complex="normal" style:font-weight-complex="normal"/>
    </style:style>
    <style:style style:name="T139" style:family="text">
      <style:text-properties fo:language="en" fo:country="US" fo:font-style="normal" fo:font-weight="normal" officeooo:rsid="03814bfa" fo:background-color="#dddddd" loext:char-shading-value="0" style:font-style-asian="normal" style:font-weight-asian="normal" style:font-style-complex="normal" style:font-weight-complex="normal"/>
    </style:style>
    <style:style style:name="T140" style:family="text">
      <style:text-properties fo:language="en" fo:country="US" fo:font-style="normal" fo:font-weight="normal" officeooo:rsid="03818515" fo:background-color="#dddddd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normal" officeooo:rsid="0383fde0" fo:background-color="#dddddd" loext:char-shading-value="0" style:font-style-asian="normal" style:font-weight-asian="normal" style:font-style-complex="normal" style:font-weight-complex="normal"/>
    </style:style>
    <style:style style:name="T142" style:family="text">
      <style:text-properties fo:language="en" fo:country="US" fo:font-style="normal" fo:font-weight="normal" officeooo:rsid="0385a69e" fo:background-color="#dddddd" loext:char-shading-value="0" style:font-style-asian="normal" style:font-weight-asian="normal" style:font-style-complex="normal" style:font-weight-complex="normal"/>
    </style:style>
    <style:style style:name="T143" style:family="text">
      <style:text-properties fo:language="en" fo:country="US" fo:font-style="normal" fo:font-weight="normal" officeooo:rsid="0385d115" fo:background-color="#dddddd" loext:char-shading-value="0" style:font-style-asian="normal" style:font-weight-asian="normal" style:font-style-complex="normal" style:font-weight-complex="normal"/>
    </style:style>
    <style:style style:name="T144" style:family="text">
      <style:text-properties fo:language="en" fo:country="US" fo:font-style="normal" fo:font-weight="normal" officeooo:rsid="03865ddc" fo:background-color="#dddddd" loext:char-shading-value="0" style:font-style-asian="normal" style:font-weight-asian="normal" style:font-style-complex="normal" style:font-weight-complex="normal"/>
    </style:style>
    <style:style style:name="T145" style:family="text">
      <style:text-properties fo:language="en" fo:country="US" fo:font-style="normal" fo:font-weight="normal" officeooo:rsid="0386d0e5" fo:background-color="#dddddd" loext:char-shading-value="0" style:font-style-asian="normal" style:font-weight-asian="normal" style:font-style-complex="normal" style:font-weight-complex="normal"/>
    </style:style>
    <style:style style:name="T146" style:family="text">
      <style:text-properties fo:language="en" fo:country="US" fo:font-style="normal" fo:font-weight="normal" officeooo:rsid="038a550e" fo:background-color="#dddddd" loext:char-shading-value="0" style:font-style-asian="normal" style:font-weight-asian="normal" style:font-style-complex="normal" style:font-weight-complex="normal"/>
    </style:style>
    <style:style style:name="T147" style:family="text">
      <style:text-properties fo:language="en" fo:country="US" fo:font-style="normal" fo:font-weight="normal" officeooo:rsid="038a6d33" fo:background-color="#dddddd" loext:char-shading-value="0" style:font-style-asian="normal" style:font-weight-asian="normal" style:font-style-complex="normal" style:font-weight-complex="normal"/>
    </style:style>
    <style:style style:name="T148" style:family="text">
      <style:text-properties fo:language="en" fo:country="US" fo:font-style="normal" fo:font-weight="normal" officeooo:rsid="038c25fa" fo:background-color="#dddddd" loext:char-shading-value="0" style:font-style-asian="normal" style:font-weight-asian="normal" style:font-style-complex="normal" style:font-weight-complex="normal"/>
    </style:style>
    <style:style style:name="T149" style:family="text">
      <style:text-properties fo:language="en" fo:country="US" fo:font-style="normal" fo:font-weight="normal" officeooo:rsid="038d0ed2" fo:background-color="#dddddd" loext:char-shading-value="0" style:font-style-asian="normal" style:font-weight-asian="normal" style:font-style-complex="normal" style:font-weight-complex="normal"/>
    </style:style>
    <style:style style:name="T150" style:family="text">
      <style:text-properties fo:language="en" fo:country="US" fo:font-style="normal" fo:font-weight="normal" officeooo:rsid="038d1036" fo:background-color="#dddddd" loext:char-shading-value="0" style:font-style-asian="normal" style:font-weight-asian="normal" style:font-style-complex="normal" style:font-weight-complex="normal"/>
    </style:style>
    <style:style style:name="T151" style:family="text">
      <style:text-properties fo:language="en" fo:country="US" fo:font-style="normal" fo:font-weight="normal" officeooo:rsid="038ef337" fo:background-color="#dddddd" loext:char-shading-value="0" style:font-style-asian="normal" style:font-weight-asian="normal" style:font-style-complex="normal" style:font-weight-complex="normal"/>
    </style:style>
    <style:style style:name="T152" style:family="text">
      <style:text-properties fo:language="en" fo:country="US" fo:font-style="normal" fo:font-weight="normal" officeooo:rsid="038fdcec" fo:background-color="#dddddd" loext:char-shading-value="0" style:font-style-asian="normal" style:font-weight-asian="normal" style:font-style-complex="normal" style:font-weight-complex="normal"/>
    </style:style>
    <style:style style:name="T153" style:family="text">
      <style:text-properties fo:language="en" fo:country="US" fo:font-style="normal" fo:font-weight="normal" officeooo:rsid="0390fce2" fo:background-color="#dddddd" loext:char-shading-value="0" style:font-style-asian="normal" style:font-weight-asian="normal" style:font-style-complex="normal" style:font-weight-complex="normal"/>
    </style:style>
    <style:style style:name="T154" style:family="text">
      <style:text-properties fo:language="en" fo:country="US" fo:font-style="normal" fo:font-weight="normal" officeooo:rsid="039282d0" fo:background-color="#dddddd" loext:char-shading-value="0" style:font-style-asian="normal" style:font-weight-asian="normal" style:font-style-complex="normal" style:font-weight-complex="normal"/>
    </style:style>
    <style:style style:name="T155" style:family="text">
      <style:text-properties fo:language="en" fo:country="US" fo:font-style="normal" fo:font-weight="normal" officeooo:rsid="03932d3b" fo:background-color="#dddddd" loext:char-shading-value="0" style:font-style-asian="normal" style:font-weight-asian="normal" style:font-style-complex="normal" style:font-weight-complex="normal"/>
    </style:style>
    <style:style style:name="T156" style:family="text">
      <style:text-properties fo:language="en" fo:country="US" fo:font-style="normal" fo:font-weight="normal" officeooo:rsid="03949a33" fo:background-color="#dddddd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normal" officeooo:rsid="0395d465" fo:background-color="#dddddd" loext:char-shading-value="0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style="normal" fo:font-weight="normal" officeooo:rsid="01dc9126" fo:background-color="#dddddd" loext:char-shading-value="0" style:font-style-asian="normal" style:font-weight-asian="normal" style:font-style-complex="normal" style:font-weight-complex="normal"/>
    </style:style>
    <style:style style:name="T160" style:family="text">
      <style:text-properties fo:language="en" fo:country="US" fo:font-style="normal" fo:font-weight="normal" officeooo:rsid="03a92479" fo:background-color="#dddddd" loext:char-shading-value="0" style:font-style-asian="normal" style:font-weight-asian="normal" style:font-style-complex="normal" style:font-weight-complex="normal"/>
    </style:style>
    <style:style style:name="T161" style:family="text">
      <style:text-properties fo:language="en" fo:country="US" fo:font-style="normal" fo:font-weight="normal" officeooo:rsid="03af5a2a" fo:background-color="#dddddd" loext:char-shading-value="0" style:font-style-asian="normal" style:font-weight-asian="normal" style:font-style-complex="normal" style:font-weight-complex="normal"/>
    </style:style>
    <style:style style:name="T162" style:family="text">
      <style:text-properties fo:language="en" fo:country="US" fo:font-style="normal" fo:font-weight="normal" officeooo:rsid="03afbf0a" fo:background-color="#dddddd" loext:char-shading-value="0" style:font-style-asian="normal" style:font-weight-asian="normal" style:font-style-complex="normal" style:font-weight-complex="normal"/>
    </style:style>
    <style:style style:name="T163" style:family="text">
      <style:text-properties fo:language="en" fo:country="US" fo:font-style="normal" fo:font-weight="normal" officeooo:rsid="03b344db" fo:background-color="#dddddd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3b7fff1" fo:background-color="#dddddd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3b96e25" fo:background-color="#dddddd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3bad18a" fo:background-color="#dddddd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21c4c1c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2e24375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officeooo:rsid="028a8df8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normal" officeooo:rsid="02e562ba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language="en" fo:country="US" fo:font-style="normal" fo:font-weight="normal" officeooo:rsid="02e668d3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language="en" fo:country="US" fo:font-style="normal" fo:font-weight="normal" officeooo:rsid="027e31e7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fo:language="en" fo:country="US" fo:font-style="normal" fo:font-weight="normal" officeooo:rsid="02a8b5c3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style="normal" fo:font-weight="normal" officeooo:rsid="0100f487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fo:font-weight="normal" officeooo:rsid="036ce207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style="normal" fo:font-weight="normal" officeooo:rsid="036e88af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fo:font-weight="normal" officeooo:rsid="03799373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fo:font-weight="normal" officeooo:rsid="037a1aec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fo:language="en" fo:country="US" fo:font-style="normal" fo:font-weight="normal" officeooo:rsid="02c6d0b7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fo:language="en" fo:country="US" fo:font-style="normal" fo:font-weight="normal" officeooo:rsid="038028ca" fo:background-color="transparent" loext:char-shading-value="0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3818515" fo:background-color="transparent" loext:char-shading-value="0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3814bfa" fo:background-color="transparent" loext:char-shading-value="0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385d115" fo:background-color="transparent" loext:char-shading-value="0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38a550e" fo:background-color="transparent" loext:char-shading-value="0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38d1036" fo:background-color="transparent" loext:char-shading-value="0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38ef337" fo:background-color="transparent" loext:char-shading-value="0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3865ddc" fo:background-color="transparent" loext:char-shading-value="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39282d0" fo:background-color="transparent" loext:char-shading-value="0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3949a33" fo:background-color="transparent" loext:char-shading-value="0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3a5d9fd" fo:background-color="transparent" loext:char-shading-value="0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3a813f5" fo:background-color="transparent" loext:char-shading-value="0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normal" officeooo:rsid="03a92479" fo:background-color="transparent" loext:char-shading-value="0" style:font-style-asian="normal" style:font-weight-asian="normal" style:font-style-complex="normal" style:font-weight-complex="normal"/>
    </style:style>
    <style:style style:name="T195" style:family="text">
      <style:text-properties fo:language="en" fo:country="US" fo:font-style="normal" fo:font-weight="normal" officeooo:rsid="03af5a2a" fo:background-color="transparent" loext:char-shading-value="0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normal" officeooo:rsid="02f3c009" fo:background-color="transparent" loext:char-shading-value="0" style:font-style-asian="normal" style:font-weight-asian="normal" style:font-style-complex="normal" style:font-weight-complex="normal"/>
    </style:style>
    <style:style style:name="T197" style:family="text">
      <style:text-properties fo:language="en" fo:country="US" fo:font-style="normal" fo:font-weight="normal" officeooo:rsid="03b1a35a" fo:background-color="transparent" loext:char-shading-value="0" style:font-style-asian="normal" style:font-weight-asian="normal" style:font-style-complex="normal" style:font-weight-complex="normal"/>
    </style:style>
    <style:style style:name="T198" style:family="text">
      <style:text-properties fo:language="en" fo:country="US" fo:font-style="normal" fo:font-weight="bold" officeooo:rsid="02e046cf" fo:background-color="#fff200" loext:char-shading-value="0" style:font-style-asian="normal" style:font-weight-asian="bold" style:font-style-complex="normal" style:font-weight-complex="bold"/>
    </style:style>
    <style:style style:name="T199" style:family="text">
      <style:text-properties fo:language="en" fo:country="US"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200" style:family="text">
      <style:text-properties fo:language="en" fo:country="US" fo:font-style="normal" fo:font-weight="bold" officeooo:rsid="00fb0d24" fo:background-color="#fff200" loext:char-shading-value="0" style:font-style-asian="normal" style:font-weight-asian="bold" style:font-style-complex="normal" style:font-weight-complex="bold"/>
    </style:style>
    <style:style style:name="T201" style:family="text">
      <style:text-properties fo:language="en" fo:country="US" fo:font-style="normal" fo:font-weight="bold" officeooo:rsid="02e52fe0" fo:background-color="#fff200" loext:char-shading-value="0" style:font-style-asian="normal" style:font-weight-asian="bold" style:font-style-complex="normal" style:font-weight-complex="bold"/>
    </style:style>
    <style:style style:name="T202" style:family="text">
      <style:text-properties fo:language="en" fo:country="US" fo:font-style="normal" fo:font-weight="bold" officeooo:rsid="03673b90" fo:background-color="#fff200" loext:char-shading-value="0" style:font-style-asian="normal" style:font-weight-asian="bold" style:font-style-complex="normal" style:font-weight-complex="bold"/>
    </style:style>
    <style:style style:name="T203" style:family="text">
      <style:text-properties fo:language="en" fo:country="US" fo:font-style="normal" fo:font-weight="bold" officeooo:rsid="03750d21" fo:background-color="#fff200" loext:char-shading-value="0" style:font-style-asian="normal" style:font-weight-asian="bold" style:font-style-complex="normal" style:font-weight-complex="bold"/>
    </style:style>
    <style:style style:name="T204" style:family="text">
      <style:text-properties fo:language="en" fo:country="US" fo:font-style="normal" fo:font-weight="bold" officeooo:rsid="02e668d3" fo:background-color="transparent" loext:char-shading-value="0" style:font-style-asian="normal" style:font-weight-asian="bold" style:font-style-complex="normal" style:font-weight-complex="bold"/>
    </style:style>
    <style:style style:name="T205" style:family="text">
      <style:text-properties fo:language="en" fo:country="US" fo:font-style="normal" fo:font-weight="bold" officeooo:rsid="02a8b5c3" fo:background-color="transparent" loext:char-shading-value="0" style:font-style-asian="normal" style:font-weight-asian="bold" style:font-style-complex="normal" style:font-weight-complex="bold"/>
    </style:style>
    <style:style style:name="T206" style:family="text">
      <style:text-properties fo:language="en" fo:country="US" fo:font-style="normal" fo:font-weight="bold" officeooo:rsid="027e31e7" fo:background-color="transparent" loext:char-shading-value="0" style:font-style-asian="normal" style:font-weight-asian="bold" style:font-style-complex="normal" style:font-weight-complex="bold"/>
    </style:style>
    <style:style style:name="T207" style:family="text">
      <style:text-properties fo:language="en" fo:country="US" fo:font-style="normal" fo:font-weight="bold" officeooo:rsid="036ce207" fo:background-color="transparent" loext:char-shading-value="0" style:font-style-asian="normal" style:font-weight-asian="bold" style:font-style-complex="normal" style:font-weight-complex="bold"/>
    </style:style>
    <style:style style:name="T208" style:family="text">
      <style:text-properties fo:language="en" fo:country="US" fo:font-style="normal" fo:font-weight="bold" officeooo:rsid="028af2ba" fo:background-color="transparent" loext:char-shading-value="0" style:font-style-asian="normal" style:font-weight-asian="bold" style:font-style-complex="normal" style:font-weight-complex="bold"/>
    </style:style>
    <style:style style:name="T209" style:family="text">
      <style:text-properties fo:language="en" fo:country="US" fo:font-style="normal" fo:font-weight="bold" officeooo:rsid="021c4c1c" fo:background-color="transparent" loext:char-shading-value="0" style:font-style-asian="normal" style:font-weight-asian="bold" style:font-style-complex="normal" style:font-weight-complex="bold"/>
    </style:style>
    <style:style style:name="T210" style:family="text">
      <style:text-properties fo:language="en" fo:country="US" fo:font-style="normal" fo:font-weight="bold" officeooo:rsid="037a1aec" fo:background-color="transparent" loext:char-shading-value="0" style:font-style-asian="normal" style:font-weight-asian="bold" style:font-style-complex="normal" style:font-weight-complex="bold"/>
    </style:style>
    <style:style style:name="T211" style:family="text">
      <style:text-properties fo:language="en" fo:country="US" fo:font-style="normal" fo:font-weight="bold" officeooo:rsid="028a8df8" fo:background-color="transparent" loext:char-shading-value="0" style:font-style-asian="normal" style:font-weight-asian="bold" style:font-style-complex="normal" style:font-weight-complex="bold"/>
    </style:style>
    <style:style style:name="T212" style:family="text">
      <style:text-properties fo:language="en" fo:country="US" fo:font-style="normal" fo:font-weight="bold" officeooo:rsid="03818515" fo:background-color="transparent" loext:char-shading-value="0" style:font-style-asian="normal" style:font-weight-asian="bold" style:font-style-complex="normal" style:font-weight-complex="bold"/>
    </style:style>
    <style:style style:name="T213" style:family="text">
      <style:text-properties fo:language="en" fo:country="US" fo:font-style="normal" fo:font-weight="bold" officeooo:rsid="03a92479" fo:background-color="transparent" loext:char-shading-value="0" style:font-style-asian="normal" style:font-weight-asian="bold" style:font-style-complex="normal" style:font-weight-complex="bold"/>
    </style:style>
    <style:style style:name="T214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215" style:family="text">
      <style:text-properties fo:language="en" fo:country="US" fo:font-style="normal" fo:font-weight="bold" officeooo:rsid="037e6823" fo:background-color="#dddddd" loext:char-shading-value="0" style:font-style-asian="normal" style:font-weight-asian="bold" style:font-style-complex="normal" style:font-weight-complex="bold"/>
    </style:style>
    <style:style style:name="T216" style:family="text">
      <style:text-properties fo:language="en" fo:country="US" fo:font-style="normal" fo:font-weight="bold" officeooo:rsid="03814bfa" fo:background-color="#dddddd" loext:char-shading-value="0" style:font-style-asian="normal" style:font-weight-asian="bold" style:font-style-complex="normal" style:font-weight-complex="bold"/>
    </style:style>
    <style:style style:name="T217" style:family="text">
      <style:text-properties fo:language="en" fo:country="US" fo:font-style="normal" fo:font-weight="bold" officeooo:rsid="03818515" fo:background-color="#dddddd" loext:char-shading-value="0" style:font-style-asian="normal" style:font-weight-asian="bold" style:font-style-complex="normal" style:font-weight-complex="bold"/>
    </style:style>
    <style:style style:name="T218" style:family="text">
      <style:text-properties fo:language="en" fo:country="US" fo:font-style="normal" fo:font-weight="bold" officeooo:rsid="038d0ed2" fo:background-color="#dddddd" loext:char-shading-value="0" style:font-style-asian="normal" style:font-weight-asian="bold" style:font-style-complex="normal" style:font-weight-complex="bold"/>
    </style:style>
    <style:style style:name="T219" style:family="text">
      <style:text-properties fo:language="en" fo:country="US" fo:font-style="normal" fo:font-weight="bold" officeooo:rsid="038d1036" fo:background-color="#dddddd" loext:char-shading-value="0" style:font-style-asian="normal" style:font-weight-asian="bold" style:font-style-complex="normal" style:font-weight-complex="bold"/>
    </style:style>
    <style:style style:name="T220" style:family="text">
      <style:text-properties fo:language="en" fo:country="US" fo:font-style="normal" fo:font-weight="bold" officeooo:rsid="0385d115" fo:background-color="#dddddd" loext:char-shading-value="0" style:font-style-asian="normal" style:font-weight-asian="bold" style:font-style-complex="normal" style:font-weight-complex="bold"/>
    </style:style>
    <style:style style:name="T221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222" style:family="text">
      <style:text-properties fo:language="en" fo:country="US" fo:font-style="normal" fo:font-weight="bold" officeooo:rsid="01dc9126" fo:background-color="#dddddd" loext:char-shading-value="0" style:font-style-asian="normal" style:font-weight-asian="bold" style:font-style-complex="normal" style:font-weight-complex="bold"/>
    </style:style>
    <style:style style:name="T223" style:family="text">
      <style:text-properties fo:language="en" fo:country="US" fo:font-style="normal" fo:font-weight="bold" officeooo:rsid="02f0a5f0" fo:background-color="#dddddd" loext:char-shading-value="0" style:font-style-asian="normal" style:font-weight-asian="bold" style:font-style-complex="normal" style:font-weight-complex="bold"/>
    </style:style>
    <style:style style:name="T224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225" style:family="text">
      <style:text-properties fo:language="en" fo:country="US" fo:font-weight="bold" officeooo:rsid="02dfed25" fo:background-color="#fff200" loext:char-shading-value="0" style:font-weight-asian="bold" style:font-weight-complex="bold"/>
    </style:style>
    <style:style style:name="T226" style:family="text">
      <style:text-properties fo:language="en" fo:country="US" fo:font-weight="bold" officeooo:rsid="02ed6da8" fo:background-color="#fff200" loext:char-shading-value="0" style:font-weight-asian="bold" style:font-weight-complex="bold"/>
    </style:style>
    <style:style style:name="T227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28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229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230" style:family="text">
      <style:text-properties fo:language="en" fo:country="US" fo:font-weight="bold" officeooo:rsid="036567b0" fo:background-color="#fff200" loext:char-shading-value="0" style:font-weight-asian="bold" style:font-weight-complex="bold"/>
    </style:style>
    <style:style style:name="T231" style:family="text">
      <style:text-properties fo:language="en" fo:country="US" fo:font-weight="bold" officeooo:rsid="03886017" fo:background-color="#fff200" loext:char-shading-value="0" style:font-weight-asian="bold" style:font-weight-complex="bold"/>
    </style:style>
    <style:style style:name="T232" style:family="text">
      <style:text-properties fo:language="en" fo:country="US" fo:font-weight="bold" officeooo:rsid="0397e956" fo:background-color="#fff200" loext:char-shading-value="0" style:font-weight-asian="bold" style:font-weight-complex="bold"/>
    </style:style>
    <style:style style:name="T233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34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35" style:family="text">
      <style:text-properties fo:language="en" fo:country="US" fo:font-weight="bold" officeooo:rsid="036567b0" fo:background-color="#dddddd" loext:char-shading-value="0" style:font-weight-asian="bold" style:font-weight-complex="bold"/>
    </style:style>
    <style:style style:name="T236" style:family="text">
      <style:text-properties fo:language="en" fo:country="US" fo:font-weight="bold" officeooo:rsid="02e1bf95" fo:background-color="#dddddd" loext:char-shading-value="0" style:font-weight-asian="bold" style:font-weight-complex="bold"/>
    </style:style>
    <style:style style:name="T237" style:family="text">
      <style:text-properties fo:language="en" fo:country="US" fo:font-weight="bold" officeooo:rsid="02e3bc6b" fo:background-color="#dddddd" loext:char-shading-value="0" style:font-weight-asian="bold" style:font-weight-complex="bold"/>
    </style:style>
    <style:style style:name="T238" style:family="text">
      <style:text-properties fo:language="en" fo:country="US" fo:font-weight="bold" officeooo:rsid="03774809" fo:background-color="#dddddd" loext:char-shading-value="0" style:font-weight-asian="bold" style:font-weight-complex="bold"/>
    </style:style>
    <style:style style:name="T239" style:family="text">
      <style:text-properties fo:language="en" fo:country="US" fo:font-weight="bold" officeooo:rsid="029ae3bf" fo:background-color="#dddddd" loext:char-shading-value="0" style:font-weight-asian="bold" style:font-weight-complex="bold"/>
    </style:style>
    <style:style style:name="T240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41" style:family="text">
      <style:text-properties fo:language="en" fo:country="US" fo:font-weight="bold" officeooo:rsid="028a8df8" fo:background-color="transparent" loext:char-shading-value="0" style:font-weight-asian="bold" style:font-weight-complex="bold"/>
    </style:style>
    <style:style style:name="T242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243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244" style:family="text">
      <style:text-properties fo:language="en" fo:country="US" fo:font-weight="bold" officeooo:rsid="02e24375" fo:background-color="transparent" loext:char-shading-value="0" style:font-weight-asian="bold" style:font-weight-complex="bold"/>
    </style:style>
    <style:style style:name="T245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246" style:family="text">
      <style:text-properties fo:language="en" fo:country="US" fo:font-weight="bold" officeooo:rsid="02e1bf95" fo:background-color="transparent" loext:char-shading-value="0" style:font-weight-asian="bold" style:font-weight-complex="bold"/>
    </style:style>
    <style:style style:name="T247" style:family="text">
      <style:text-properties fo:language="en" fo:country="US" fo:font-weight="bold" officeooo:rsid="02e52fe0" fo:background-color="transparent" loext:char-shading-value="0" style:font-weight-asian="bold" style:font-weight-complex="bold"/>
    </style:style>
    <style:style style:name="T248" style:family="text">
      <style:text-properties fo:language="en" fo:country="US" fo:font-weight="bold" officeooo:rsid="02e70e9e" fo:background-color="transparent" loext:char-shading-value="0" style:font-weight-asian="bold" style:font-weight-complex="bold"/>
    </style:style>
    <style:style style:name="T249" style:family="text">
      <style:text-properties fo:language="en" fo:country="US" fo:font-weight="bold" officeooo:rsid="036c0ccd" fo:background-color="transparent" loext:char-shading-value="0" style:font-weight-asian="bold" style:font-weight-complex="bold"/>
    </style:style>
    <style:style style:name="T250" style:family="text">
      <style:text-properties fo:language="en" fo:country="US" fo:font-weight="bold" officeooo:rsid="036d1ad8" fo:background-color="transparent" loext:char-shading-value="0" style:font-weight-asian="bold" style:font-weight-complex="bold"/>
    </style:style>
    <style:style style:name="T251" style:family="text">
      <style:text-properties fo:language="en" fo:country="US" fo:font-weight="bold" officeooo:rsid="036ce207" fo:background-color="transparent" loext:char-shading-value="0" style:font-weight-asian="bold" style:font-weight-complex="bold"/>
    </style:style>
    <style:style style:name="T252" style:family="text">
      <style:text-properties fo:language="en" fo:country="US" fo:font-weight="bold" officeooo:rsid="036e88af" fo:background-color="transparent" loext:char-shading-value="0" style:font-weight-asian="bold" style:font-weight-complex="bold"/>
    </style:style>
    <style:style style:name="T253" style:family="text">
      <style:text-properties fo:language="en" fo:country="US" fo:font-weight="bold" officeooo:rsid="03704145" fo:background-color="transparent" loext:char-shading-value="0" style:font-weight-asian="bold" style:font-weight-complex="bold"/>
    </style:style>
    <style:style style:name="T254" style:family="text">
      <style:text-properties fo:language="en" fo:country="US" fo:font-weight="bold" officeooo:rsid="03762214" fo:background-color="transparent" loext:char-shading-value="0" style:font-weight-asian="bold" style:font-weight-complex="bold"/>
    </style:style>
    <style:style style:name="T255" style:family="text">
      <style:text-properties fo:language="en" fo:country="US" fo:font-weight="bold" officeooo:rsid="03774809" fo:background-color="transparent" loext:char-shading-value="0" style:font-weight-asian="bold" style:font-weight-complex="bold"/>
    </style:style>
    <style:style style:name="T256" style:family="text">
      <style:text-properties fo:language="en" fo:country="US" fo:font-weight="bold" officeooo:rsid="0377d5ff" fo:background-color="transparent" loext:char-shading-value="0" style:font-weight-asian="bold" style:font-weight-complex="bold"/>
    </style:style>
    <style:style style:name="T257" style:family="text">
      <style:text-properties fo:language="en" fo:country="US" fo:font-weight="bold" officeooo:rsid="02e3cec7" fo:background-color="transparent" loext:char-shading-value="0" style:font-weight-asian="bold" style:font-weight-complex="bold"/>
    </style:style>
    <style:style style:name="T258" style:family="text">
      <style:text-properties fo:language="en" fo:country="US" fo:font-weight="bold" officeooo:rsid="03782fa7" fo:background-color="transparent" loext:char-shading-value="0" style:font-weight-asian="bold" style:font-weight-complex="bold"/>
    </style:style>
    <style:style style:name="T259" style:family="text">
      <style:text-properties fo:language="en" fo:country="US" fo:font-weight="bold" officeooo:rsid="03960808" fo:background-color="transparent" loext:char-shading-value="0" style:font-weight-asian="bold" style:font-weight-complex="bold"/>
    </style:style>
    <style:style style:name="T260" style:family="text">
      <style:text-properties fo:language="en" fo:country="US" fo:font-weight="bold" officeooo:rsid="03968c0e" fo:background-color="transparent" loext:char-shading-value="0" style:font-weight-asian="bold" style:font-weight-complex="bold"/>
    </style:style>
    <style:style style:name="T261" style:family="text">
      <style:text-properties fo:language="en" fo:country="US" fo:font-weight="bold" officeooo:rsid="0396f593" fo:background-color="transparent" loext:char-shading-value="0" style:font-weight-asian="bold" style:font-weight-complex="bold"/>
    </style:style>
    <style:style style:name="T262" style:family="text">
      <style:text-properties fo:language="en" fo:country="US" fo:font-weight="bold" officeooo:rsid="039b367d" fo:background-color="transparent" loext:char-shading-value="0" style:font-weight-asian="bold" style:font-weight-complex="bold"/>
    </style:style>
    <style:style style:name="T263" style:family="text">
      <style:text-properties fo:language="en" fo:country="US" fo:font-weight="bold" officeooo:rsid="02f3c009" fo:background-color="transparent" loext:char-shading-value="0" style:font-weight-asian="bold" style:font-weight-complex="bold"/>
    </style:style>
    <style:style style:name="T264" style:family="text">
      <style:text-properties fo:language="en" fo:country="US" fo:font-weight="bold" officeooo:rsid="03b7fff1" fo:background-color="transparent" loext:char-shading-value="0" style:font-weight-asian="bold" style:font-weight-complex="bold"/>
    </style:style>
    <style:style style:name="T265" style:family="text">
      <style:text-properties fo:language="en" fo:country="US" fo:font-weight="bold" officeooo:rsid="00704232" style:font-weight-asian="bold" style:font-weight-complex="bold"/>
    </style:style>
    <style:style style:name="T266" style:family="text">
      <style:text-properties fo:language="en" fo:country="US" fo:font-weight="bold" officeooo:rsid="001e4eb8" style:font-weight-asian="bold" style:font-weight-complex="bold"/>
    </style:style>
    <style:style style:name="T267" style:family="text">
      <style:text-properties fo:language="en" fo:country="US" fo:font-weight="bold" officeooo:rsid="00d88c8c" style:font-weight-asian="bold" style:font-weight-complex="bold"/>
    </style:style>
    <style:style style:name="T268" style:family="text">
      <style:text-properties fo:language="en" fo:country="US" fo:font-weight="bold" officeooo:rsid="03a92479" style:font-weight-asian="bold" style:font-weight-complex="bold"/>
    </style:style>
    <style:style style:name="T269" style:family="text">
      <style:text-properties fo:language="en" fo:country="US" fo:font-weight="bold" officeooo:rsid="03aa4010" style:font-weight-asian="bold" style:font-weight-complex="bold"/>
    </style:style>
    <style:style style:name="T270" style:family="text">
      <style:text-properties fo:language="en" fo:country="US" officeooo:rsid="00bb70dd"/>
    </style:style>
    <style:style style:name="T271" style:family="text">
      <style:text-properties fo:language="en" fo:country="US" officeooo:rsid="00704232"/>
    </style:style>
    <style:style style:name="T272" style:family="text">
      <style:text-properties fo:language="en" fo:country="US" officeooo:rsid="0032ee51"/>
    </style:style>
    <style:style style:name="T273" style:family="text">
      <style:text-properties fo:color="#999999" loext:opacity="100%"/>
    </style:style>
    <style:style style:name="T274" style:family="text">
      <style:text-properties fo:color="#999999" loext:opacity="100%" fo:font-weight="bold" officeooo:rsid="001e4eb8" style:font-weight-asian="bold" style:font-weight-complex="bold"/>
    </style:style>
    <style:style style:name="T275" style:family="text">
      <style:text-properties fo:color="#999999" loext:opacity="100%" fo:font-weight="bold" officeooo:rsid="00373dfb" style:font-weight-asian="bold" style:font-weight-complex="bold"/>
    </style:style>
    <style:style style:name="T276" style:family="text">
      <style:text-properties fo:color="#999999" loext:opacity="100%" fo:font-weight="bold" officeooo:rsid="01ebd016" style:font-weight-asian="bold" style:font-weight-complex="bold"/>
    </style:style>
    <style:style style:name="T277" style:family="text">
      <style:text-properties fo:color="#999999" loext:opacity="100%" fo:font-weight="bold" officeooo:rsid="014f0a12" style:font-weight-asian="bold" style:font-weight-complex="bold"/>
    </style:style>
    <style:style style:name="T278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79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80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81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82" style:family="text">
      <style:text-properties fo:color="#999999" loext:opacity="100%" fo:language="en" fo:country="US" fo:font-weight="normal" officeooo:rsid="02e3e79e" fo:background-color="transparent" loext:char-shading-value="0" style:font-weight-asian="normal" style:font-weight-complex="normal"/>
    </style:style>
    <style:style style:name="T283" style:family="text">
      <style:text-properties fo:color="#999999" loext:opacity="100%" fo:language="en" fo:country="US" fo:font-weight="normal" officeooo:rsid="028af2ba" fo:background-color="transparent" loext:char-shading-value="0" style:font-weight-asian="normal" style:font-weight-complex="normal"/>
    </style:style>
    <style:style style:name="T284" style:family="text">
      <style:text-properties fo:color="#999999" loext:opacity="100%" fo:language="en" fo:country="US" fo:font-weight="normal" officeooo:rsid="02e43d4c" fo:background-color="transparent" loext:char-shading-value="0" style:font-weight-asian="normal" style:font-weight-complex="normal"/>
    </style:style>
    <style:style style:name="T285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286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287" style:family="text">
      <style:text-properties fo:color="#999999" loext:opacity="100%" fo:language="en" fo:country="US" fo:font-style="normal" fo:font-weight="normal" officeooo:rsid="03c01969" fo:background-color="transparent" loext:char-shading-value="0" style:font-style-asian="normal" style:font-weight-asian="normal" style:font-style-complex="normal" style:font-weight-complex="normal"/>
    </style:style>
    <style:style style:name="T288" style:family="text">
      <style:text-properties fo:color="#999999" loext:opacity="100%" officeooo:rsid="02e3e79e"/>
    </style:style>
    <style:style style:name="T289" style:family="text">
      <style:text-properties fo:color="#999999" loext:opacity="100%" officeooo:rsid="029ae3bf"/>
    </style:style>
    <style:style style:name="T290" style:family="text">
      <style:text-properties fo:color="#999999" loext:opacity="100%" officeooo:rsid="028af2ba" fo:background-color="transparent" loext:char-shading-value="0"/>
    </style:style>
    <style:style style:name="T291" style:family="text">
      <style:text-properties fo:color="#999999" loext:opacity="100%" officeooo:rsid="03bb9eb9" fo:background-color="transparent" loext:char-shading-value="0"/>
    </style:style>
    <style:style style:name="T292" style:family="text">
      <style:text-properties officeooo:rsid="0033d7b7"/>
    </style:style>
    <style:style style:name="T293" style:family="text">
      <style:text-properties officeooo:rsid="028a8df8"/>
    </style:style>
    <style:style style:name="T294" style:family="text">
      <style:text-properties officeooo:rsid="00136227"/>
    </style:style>
    <style:style style:name="T295" style:family="text">
      <style:text-properties fo:color="#b2b2b2" loext:opacity="100%" fo:font-size="4pt" fo:language="en" fo:country="US" fo:font-style="italic" fo:font-weight="bold" officeooo:rsid="029ae3bf" fo:background-color="transparent" loext:char-shading-value="0" style:font-size-asian="4pt" style:font-style-asian="italic" style:font-weight-asian="bold" style:font-size-complex="4pt" style:font-style-complex="italic" style:font-weight-complex="bold"/>
    </style:style>
    <style:style style:name="T296" style:family="text">
      <style:text-properties officeooo:rsid="02e1bf95" fo:background-color="#dddddd" loext:char-shading-value="0"/>
    </style:style>
    <style:style style:name="T297" style:family="text">
      <style:text-properties officeooo:rsid="0100f487" fo:background-color="#dddddd" loext:char-shading-value="0"/>
    </style:style>
    <style:style style:name="T298" style:family="text">
      <style:text-properties officeooo:rsid="01a1af40" fo:background-color="#dddddd" loext:char-shading-value="0"/>
    </style:style>
    <style:style style:name="T299" style:family="text">
      <style:text-properties officeooo:rsid="01a85102" fo:background-color="#dddddd" loext:char-shading-value="0"/>
    </style:style>
    <style:style style:name="T300" style:family="text">
      <style:text-properties officeooo:rsid="01dc9126" fo:background-color="#dddddd" loext:char-shading-value="0"/>
    </style:style>
    <style:style style:name="T301" style:family="text">
      <style:text-properties officeooo:rsid="01c559d4" fo:background-color="#dddddd" loext:char-shading-value="0"/>
    </style:style>
    <style:style style:name="T302" style:family="text">
      <style:text-properties officeooo:rsid="03a123d3" fo:background-color="#dddddd" loext:char-shading-value="0"/>
    </style:style>
    <style:style style:name="T303" style:family="text">
      <style:text-properties officeooo:rsid="03b7fff1" fo:background-color="#dddddd" loext:char-shading-value="0"/>
    </style:style>
    <style:style style:name="T304" style:family="text">
      <style:text-properties officeooo:rsid="02e3bc6b"/>
    </style:style>
    <style:style style:name="T305" style:family="text">
      <style:text-properties fo:font-size="4pt" fo:font-style="italic" fo:font-weight="bold" officeooo:rsid="007d3450" style:font-size-asian="4pt" style:font-style-asian="italic" style:font-weight-asian="bold" style:font-size-complex="4pt" style:font-style-complex="italic" style:font-weight-complex="bold"/>
    </style:style>
    <style:style style:name="T306" style:family="text">
      <style:text-properties fo:font-size="4pt" fo:language="en" fo:country="US" fo:font-style="italic" fo:font-weight="bold" officeooo:rsid="007d3450" fo:background-color="#fff200" loext:char-shading-value="0" style:font-size-asian="4pt" style:font-style-asian="italic" style:font-weight-asian="bold" style:font-size-complex="4pt" style:font-style-complex="italic" style:font-weight-complex="bold"/>
    </style:style>
    <style:style style:name="T307" style:family="text">
      <style:text-properties officeooo:rsid="0285b5b7" fo:background-color="transparent" loext:char-shading-value="0"/>
    </style:style>
    <style:style style:name="T308" style:family="text">
      <style:text-properties officeooo:rsid="029aa951" fo:background-color="transparent" loext:char-shading-value="0"/>
    </style:style>
    <style:style style:name="T309" style:family="text">
      <style:text-properties officeooo:rsid="036e88af"/>
    </style:style>
    <style:style style:name="T310" style:family="text">
      <style:text-properties officeooo:rsid="03750d21"/>
    </style:style>
    <style:style style:name="T311" style:family="text">
      <style:text-properties officeooo:rsid="03799373"/>
    </style:style>
    <style:style style:name="T312" style:family="text">
      <style:text-properties officeooo:rsid="039f5f35"/>
    </style:style>
    <style:style style:name="T313" style:family="text">
      <style:text-properties officeooo:rsid="03a5d9fd"/>
    </style:style>
    <style:style style:name="T314" style:family="text">
      <style:text-properties officeooo:rsid="03a813f5"/>
    </style:style>
    <style:style style:name="T315" style:family="text">
      <style:text-properties officeooo:rsid="03a92479"/>
    </style:style>
    <style:style style:name="T316" style:family="text">
      <style:text-properties officeooo:rsid="03aa4010"/>
    </style:style>
    <style:style style:name="T317" style:family="text">
      <style:text-properties officeooo:rsid="03ab03f0"/>
    </style:style>
    <style:style style:name="T318" style:family="text">
      <style:text-properties officeooo:rsid="03aceca0"/>
    </style:style>
    <style:style style:name="T319" style:family="text">
      <style:text-properties officeooo:rsid="03ad4c02"/>
    </style:style>
    <style:style style:name="T320" style:family="text">
      <style:text-properties officeooo:rsid="03b425a6"/>
    </style:style>
    <style:style style:name="T321" style:family="text">
      <style:text-properties officeooo:rsid="03b478cf"/>
    </style:style>
    <style:style style:name="T322" style:family="text">
      <style:text-properties officeooo:rsid="03b60ebf"/>
    </style:style>
    <style:style style:name="T323" style:family="text">
      <style:text-properties officeooo:rsid="03b7fff1"/>
    </style:style>
    <style:style style:name="T324" style:family="text">
      <style:text-properties officeooo:rsid="03b96e25"/>
    </style:style>
    <style:style style:name="T325" style:family="text">
      <style:text-properties officeooo:rsid="03bacc8d"/>
    </style:style>
    <style:style style:name="T326" style:family="text">
      <style:text-properties officeooo:rsid="03bad18a"/>
    </style:style>
    <style:style style:name="T327" style:family="text">
      <style:text-properties officeooo:rsid="03bcd7a8"/>
    </style:style>
    <style:style style:name="T328" style:family="text">
      <style:text-properties officeooo:rsid="03c0196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### <text:span text:style-name="T1">Intro</text:span> ###</text:p>
      <text:p text:style-name="P53"/>
      <text:p text:style-name="P46"><text:span text:style-name="T294">Here are some </text:span><text:span text:style-name="T2">Java </text:span><text:span text:style-name="T3">IDE</text:span><text:span text:style-name="T8"> </text:span><text:span text:style-name="T9">improvements</text:span><text:span text:style-name="T18">,</text:span></text:p>
      <text:p text:style-name="P59"><text:span text:style-name="T79">including</text:span><text:span text:style-name="T267"> Git and general improvements, </text:span><text:span text:style-name="T272">of </text:span><text:span text:style-name="T93">Eclipse </text:span><text:span text:style-name="T229">202</text:span><text:span text:style-name="T225">1</text:span><text:span text:style-name="T229">-</text:span><text:span text:style-name="T225">0</text:span><text:span text:style-name="T230">6</text:span><text:span text:style-name="T93">,</text:span></text:p>
      <text:p text:style-name="P55"><text:span text:style-name="T80">improvements </text:span><text:span text:style-name="T79">that have been added </text:span><text:span text:style-name="T233">since the last release in </text:span><text:span text:style-name="T235">March</text:span><text:span text:style-name="T234"> 202</text:span><text:span text:style-name="T235">1</text:span><text:span text:style-name="T233"> </text:span><text:span text:style-name="T79">three months </text:span><text:span text:style-name="T81">ago</text:span><text:span text:style-name="T82">.</text:span></text:p>
      <text:p text:style-name="P4"/>
      <text:p text:style-name="P2"/>
      <text:p text:style-name="P47"><text:span text:style-name="T274">### </text:span><text:span text:style-name="T275">J</text:span><text:span text:style-name="T276">ava</text:span><text:span text:style-name="T277"> </text:span><text:span text:style-name="T274">###</text:span></text:p>
      <text:p text:style-name="P51"/>
      <text:p text:style-name="P60"><text:span text:style-name="T47">In the Eclipse 2020-06 Java IDE </text:span><text:span text:style-name="T224">Java 16 support</text:span><text:span text:style-name="T47"> i</text:span><text:span text:style-name="T48">s</text:span><text:span text:style-name="T47"> now </text:span><text:span text:style-name="T224">built-in</text:span><text:span text:style-name="T47">.</text:span></text:p>
      <text:p text:style-name="P6">No need to install it via the Marketplace anymore.</text:p>
      <text:p text:style-name="P12"/>
      <text:p text:style-name="P60"><text:span text:style-name="T79">When creating a </text:span><text:span text:style-name="T233">new Java project</text:span><text:span text:style-name="T79">,</text:span></text:p>
      <text:p text:style-name="P60"><text:span text:style-name="T49">you can </text:span><text:span text:style-name="T245">select</text:span><text:span text:style-name="T49"> </text:span><text:span text:style-name="T78">which</text:span><text:span text:style-name="T49"> JRE </text:span><text:span text:style-name="T78">to</text:span><text:span text:style-name="T50"> use, </text:span><text:span text:style-name="T49">from a </text:span><text:span text:style-name="T51">huge </text:span><text:span text:style-name="T49">list, </text:span><text:span text:style-name="T52">that </text:span><text:span text:style-name="T83">now</text:span><text:span text:style-name="T52"> </text:span><text:span text:style-name="T53">g</text:span><text:span text:style-name="T52">oes </text:span><text:span text:style-name="T245">up to Java 1</text:span><text:span text:style-name="T246">6</text:span><text:span text:style-name="T49">.</text:span></text:p>
      <text:p text:style-name="P115"><text:span text:style-name="T290">[fas</text:span><text:span text:style-name="T291">t]</text:span>You can still code in Java <text:span text:style-name="T325">11 or </text:span>8 or lower,</text:p>
      <text:p text:style-name="P65"><text:span text:style-name="T84">even </text:span><text:span text:style-name="T85">when</text:span><text:span text:style-name="T84"> </text:span><text:span text:style-name="T236">run</text:span><text:span text:style-name="T237">ning</text:span><text:span text:style-name="T236"> Eclipse</text:span></text:p>
      <text:p text:style-name="P65"><text:span text:style-name="T84">with </text:span><text:span text:style-name="T85">the </text:span><text:span text:style-name="T236">Java 16</text:span><text:span text:style-name="T84"> </text:span><text:span text:style-name="T85">that is </text:span><text:span text:style-name="T237">now </text:span><text:span text:style-name="T236">embedded</text:span><text:span text:style-name="T84"> in </text:span><text:span text:style-name="T85">most </text:span><text:span text:style-name="T84">Eclipse 2021-06 </text:span><text:span text:style-name="T85">IDEs</text:span></text:p>
      <text:p text:style-name="P115">or when running Eclipse <text:span text:style-name="T304">with Java 11 or higher </text:span>installed on your system.<text:span text:style-name="T290">[/fas</text:span><text:span text:style-name="T291">t]</text:span></text:p>
      <text:p text:style-name="P12"/>
      <text:p text:style-name="P9">By the way, in the <text:span text:style-name="T19">New Java Project</text:span> dialog,</text:p>
      <text:p text:style-name="P60"><text:span text:style-name="T45">there is now a </text:span><text:span text:style-name="T224">checkbox</text:span><text:span text:style-name="T45"> </text:span><text:span text:style-name="T249">whether t</text:span><text:span text:style-name="T247">o</text:span><text:span text:style-name="T45"> </text:span><text:span text:style-name="T243">create </text:span><text:span text:style-name="T247">the </text:span><text:span text:style-name="T117">module-info </text:span><text:span text:style-name="T201">Java</text:span><text:span text:style-name="T243"> file</text:span><text:span text:style-name="T45">,</text:span></text:p>
      <text:p text:style-name="P9">whose state will be <text:span text:style-name="T5">remembered</text:span> for the next time you create a new Java project.</text:p>
      <text:p text:style-name="P9">Uncheck the checkbox to skip the dialog that asks for the module name.</text:p>
      <text:p text:style-name="P18"/>
      <text:p text:style-name="P18">In <text:span text:style-name="T5">Java 16</text:span>,</text:p>
      <text:p text:style-name="P60"><text:span text:style-name="T117">Pattern matching for instance</text:span><text:span text:style-name="T306">_</text:span><text:span text:style-name="T117">of</text:span><text:span text:style-name="T45"> an</text:span><text:span text:style-name="T59">d </text:span><text:span text:style-name="T117">Records</text:span><text:span text:style-name="T45"> are now </text:span><text:span text:style-name="T243">final</text:span><text:span text:style-name="T45">.</text:span></text:p>
      <text:p text:style-name="P60"><text:span text:style-name="T117">Sealed Classes</text:span><text:span text:style-name="T45"> </text:span><text:span text:style-name="T46">are </text:span><text:span text:style-name="T248">still</text:span><text:span text:style-name="T46"> a </text:span><text:span text:style-name="T247">Preview</text:span><text:span text:style-name="T45"> </text:span><text:span text:style-name="T46">feature </text:span><text:span text:style-name="T54">of</text:span><text:span text:style-name="T46"> Java 16.</text:span></text:p>
      <text:p text:style-name="P19"/>
      <text:p text:style-name="P22"><text:span text:style-name="T296">Which means </text:span><text:span text:style-name="T303">that</text:span> you can now use <text:span text:style-name="T19">pa</text:span><text:span text:style-name="T20">ttern matching for instance</text:span><text:span text:style-name="T305">_</text:span><text:span text:style-name="T20">of</text:span> in <text:span text:style-name="T5">production code</text:span>.</text:p>
      <text:p text:style-name="P64"><text:span text:style-name="T58">There is a </text:span><text:span text:style-name="T253">cle</text:span><text:span text:style-name="T264">a</text:span><text:span text:style-name="T253">nup</text:span><text:span text:style-name="T58"> to apply this feature to existing code, </text:span><text:span text:style-name="T84">as we will see later.</text:span></text:p>
      <text:p text:style-name="P30"/>
      <text:p text:style-name="P61"><text:span text:style-name="T133">Also</text:span><text:span text:style-name="T176"> </text:span><text:span text:style-name="T105">records</text:span><text:span text:style-name="T176">, for which Eclipse offers a </text:span><text:span text:style-name="T207">dialog to create one</text:span><text:span text:style-name="T176">,</text:span></text:p>
      <text:p text:style-name="P61"><text:span text:style-name="T176">can now be used in </text:span><text:span text:style-name="T207">production code</text:span><text:span text:style-name="T176">.</text:span></text:p>
      <text:p text:style-name="P19"/>
      <text:p text:style-name="P22"><text:span text:style-name="T25">In contrast,</text:span> <text:span text:style-name="T19">sealed classes</text:span> should <text:span text:style-name="T5">not</text:span> <text:span text:style-name="T323">be </text:span>used in production code <text:span text:style-name="T5">yet</text:span>.</text:p>
      <text:p text:style-name="P62"><text:span text:style-name="T133">To try out sealed classes,</text:span><text:span text:style-name="T55"> </text:span><text:span text:style-name="T250">turn on</text:span><text:span text:style-name="T55"> the </text:span><text:span text:style-name="T251">preview features</text:span><text:span text:style-name="T55">;</text:span></text:p>
      <text:p text:style-name="P62"><text:span text:style-name="T133">for example, </text:span><text:span text:style-name="T134">via</text:span><text:span text:style-name="T177"> the</text:span><text:span text:style-name="T56"> </text:span><text:span text:style-name="T250">Quick Fix</text:span><text:span text:style-name="T56"> (</text:span><text:span text:style-name="T224">Ctrl+1</text:span><text:span text:style-name="T56">) that Eclipse provides at </text:span><text:span text:style-name="T67">the word </text:span><text:span text:style-name="T127">sealed</text:span><text:span text:style-name="T56">.</text:span></text:p>
      <text:p text:style-name="P23">Eclipse <text:span text:style-name="T5">also</text:span> provides <text:span text:style-name="T5">Quick Fixes</text:span></text:p>
      <text:p text:style-name="P23">to <text:span text:style-name="T5">create</text:span> a <text:span text:style-name="T5">permitted</text:span>, but not yet existing <text:span text:style-name="T5">class</text:span> or interfac<text:span text:style-name="T309">e</text:span><text:span text:style-name="T293"> […]</text:span></text:p>
      <text:p text:style-name="P63"><text:span text:style-name="T57">and </text:span><text:span text:style-name="T77">a quick fix </text:span><text:span text:style-name="T57">to </text:span><text:span text:style-name="T252">add</text:span><text:span text:style-name="T57"> one of the required modifiers </text:span><text:span text:style-name="T106">final</text:span><text:span text:style-name="T57">, </text:span><text:span text:style-name="T106">sealed </text:span><text:span text:style-name="T57">or </text:span><text:span text:style-name="T106">non-sealed</text:span><text:span text:style-name="T57"> to </text:span><text:span text:style-name="T58">it</text:span><text:span text:style-name="T57">.</text:span></text:p>
      <text:p text:style-name="P24"/>
      <text:p text:style-name="P64"><text:span text:style-name="T79">That's it for Java 1</text:span><text:span text:style-name="T86">6</text:span><text:span text:style-name="T79">,</text:span></text:p>
      <text:p text:style-name="P7"><text:span text:style-name="T57">let's </text:span><text:span text:style-name="T15">have a look</text:span><text:span text:style-name="T57"> at the </text:span><text:span text:style-name="T15">improvements </text:span><text:span text:style-name="T16">independent</text:span><text:span text:style-name="T307"> of the </text:span><text:span text:style-name="T15">Java version</text:span><text:span text:style-name="T57"> </text:span><text:span text:style-name="T308">used</text:span><text:span text:style-name="T57">.</text:span></text:p>
      <text:p text:style-name="P19"/>
      <text:p text:style-name="P6">There are a bunch of new cleanup functions in this release once again,</text:p>
      <text:p text:style-name="P66"><text:span text:style-name="T198">1</text:span><text:span text:style-name="T202">2</text:span><text:span text:style-name="T199"> new cleanup</text:span><text:span text:style-name="T203">s</text:span> <text:span text:style-name="T310">b</text:span>esides <text:span text:style-name="T5">fixes</text:span> and <text:span text:style-name="T5">improvements</text:span> for the old ones.</text:p>
      <text:p text:style-name="P20"/>
      <text:p text:style-name="P21">There are now <text:span text:style-name="T28">16</text:span><text:span text:style-name="T26"> </text:span><text:span text:style-name="T27">instead of 8 </text:span><text:span text:style-name="T28">cleanups</text:span><text:span text:style-name="T311"> </text:span><text:span text:style-name="T310">pre-</text:span>selected in the <text:span text:style-name="T28">built-in</text:span> profile,</text:p>
      <text:p text:style-name="P20"><text:span text:style-name="T14">twice</text:span><text:span text:style-name="T297"> as many as before.</text:span></text:p>
      <text:p text:style-name="P67"><text:span text:style-name="T46">These cleanups are </text:span><text:span text:style-name="T248">recommended</text:span><text:span text:style-name="T46"> </text:span><text:span text:style-name="T61">and a good start,</text:span></text:p>
      <text:p text:style-name="P67"><text:span text:style-name="T60">as</text:span><text:span text:style-name="T46"> they are </text:span><text:span text:style-name="T248">safe</text:span><text:span text:style-name="T60">, </text:span><text:span text:style-name="T79">not altering the code,</text:span><text:span text:style-name="T60"> and </text:span><text:span text:style-name="T254">stable</text:span><text:span text:style-name="T60"> </text:span><text:span text:style-name="T79">with</text:span><text:span text:style-name="T90">out know</text:span><text:span text:style-name="T91">n</text:span><text:span text:style-name="T90"> issues</text:span><text:span text:style-name="T79">.</text:span></text:p>
      <text:p text:style-name="P25"/>
      <text:p text:style-name="P67"><text:span text:style-name="T87">Let’s go quickly through the list of the </text:span><text:span text:style-name="T238">12</text:span><text:span text:style-name="T239"> new</text:span><text:span text:style-name="T87"> clean-up functions.</text:span></text:p>
      <text:p text:style-name="P8">There are</text:p>
      <text:p text:style-name="P67"><text:span text:style-name="T34">- </text:span><text:span text:style-name="T255">1</text:span><text:span text:style-name="T34"> </text:span><text:span text:style-name="T61">new </text:span><text:span text:style-name="T34">function </text:span><text:span text:style-name="T37">in the </text:span><text:span text:style-name="T244">new</text:span><text:span text:style-name="T37"> </text:span><text:span text:style-name="T102">Java Feature</text:span><text:span text:style-name="T168"> </text:span><text:span text:style-name="T169">tab</text:span><text:span text:style-name="T34">, […]</text:span></text:p>
      <text:p text:style-name="P67"><text:span text:style-name="T34"><text:s text:c="2"/></text:span><text:span text:style-name="T66">plus</text:span><text:span text:style-name="T61"> the already mentioned </text:span><text:span text:style-name="T107">pattern matching for instance_of</text:span><text:span text:style-name="T61"> cleanup</text:span></text:p>
      <text:p text:style-name="P67"><text:span text:style-name="T61"><text:s text:c="2"/></text:span><text:span text:style-name="T88">which was introduced in the previous release<text:line-break/></text:span><text:span text:style-name="T61"> <text:s/></text:span><text:span text:style-name="T88">for Java 15 with preview features enabled.</text:span></text:p>
      <text:p text:style-name="P68"><text:span text:style-name="T34">-</text:span><text:span text:style-name="T39"> </text:span><text:span text:style-name="T256">3</text:span><text:span text:style-name="T34"> </text:span><text:span text:style-name="T35">new </text:span><text:span text:style-name="T34">functions to </text:span><text:span text:style-name="T241">optimize</text:span><text:span text:style-name="T34"> your code </text:span><text:span text:style-name="T39">for better performance.</text:span></text:p>
      <text:p text:style-name="P68"><text:span text:style-name="T34">- </text:span><text:span text:style-name="T256">1</text:span><text:span text:style-name="T34"> new </text:span><text:span text:style-name="T102">Code Style</text:span><text:span text:style-name="T33"> </text:span><text:span text:style-name="T34">function, […]</text:span></text:p>
      <text:p text:style-name="P68"><text:span text:style-name="T34">- </text:span><text:span text:style-name="T256">3</text:span><text:span text:style-name="T34"> </text:span><text:span text:style-name="T40">function</text:span><text:span text:style-name="T62">s</text:span><text:span text:style-name="T40"> </text:span><text:span text:style-name="T34">to remove </text:span><text:span text:style-name="T257">d</text:span><text:span text:style-name="T241">uplicate code</text:span><text:span text:style-name="T34"> […]</text:span></text:p>
      <text:p text:style-name="P67"><text:span text:style-name="T34">- </text:span><text:span text:style-name="T38">and </text:span><text:span text:style-name="T256">4</text:span><text:span text:style-name="T38"> </text:span><text:span text:style-name="T40">functions </text:span><text:span text:style-name="T34">to remove </text:span><text:span text:style-name="T241">unnecessary code</text:span><text:span text:style-name="T39">.</text:span></text:p>
      <text:p text:style-name="P10"/>
      <text:p text:style-name="P78"><text:span text:style-name="T88">Beside these new cleanups,</text:span><text:span text:style-name="T67"> a</text:span><text:span text:style-name="T66">l</text:span><text:span text:style-name="T75">ready</text:span><text:span text:style-name="T63"> </text:span><text:span text:style-name="T258">existing</text:span><text:span text:style-name="T63"> cleanups have been </text:span><text:span text:style-name="T258">improved</text:span><text:span text:style-name="T63">,</text:span></text:p>
      <text:p text:style-name="P69"><text:span text:style-name="T88">to </text:span><text:span text:style-name="T238">correctly</text:span><text:span text:style-name="T88"> handle </text:span><text:span text:style-name="T238">all cases </text:span><text:span text:style-name="T88">and to </text:span><text:span text:style-name="T238">apply</text:span><text:span text:style-name="T88"> them </text:span><text:span text:style-name="T89">to</text:span><text:span text:style-name="T88"> </text:span><text:span text:style-name="T238">more cases</text:span><text:span text:style-name="T88">.</text:span></text:p>
      <text:p text:style-name="P26"/>
      <text:p text:style-name="P14"><text:span text:style-name="T288">###</text:span><text:span text:style-name="T273">[fast spoken start, </text:span><text:span text:style-name="T289">at least the list items</text:span><text:span text:style-name="T273">]</text:span><text:span text:style-name="T288">###</text:span></text:p>
      <text:p text:style-name="P70"><text:span text:style-name="T172">I</text:span><text:span text:style-name="T167">n the </text:span><text:span text:style-name="T102">Java Feature</text:span><text:span text:style-name="T168"> </text:span><text:span text:style-name="T169">tab,</text:span></text:p>
      <text:p text:style-name="P69"><text:span text:style-name="T169">- </text:span><text:span text:style-name="T103">Pattern matching for instance</text:span><text:span text:style-name="T295">_</text:span><text:span text:style-name="T103">of</text:span><text:span text:style-name="T104"> </text:span><text:span text:style-name="T135">is now </text:span><text:span text:style-name="T165">available </text:span><text:span text:style-name="T135">for Java 16</text:span></text:p>
      <text:p text:style-name="P98"><text:span text:style-name="T171">- </text:span><text:span text:style-name="T135">and the new</text:span><text:span text:style-name="T175"> </text:span><text:span text:style-name="T108">Replace system property with constant</text:span><text:span text:style-name="T104"> </text:span><text:span text:style-name="T135">cleanup</text:span><text:span text:style-name="T178"><text:line-break/> <text:s/></text:span><text:span text:style-name="T136">can be use</text:span><text:span text:style-name="T164">d</text:span><text:span text:style-name="T136"> for Java 7 or higher</text:span></text:p>
      <text:p text:style-name="P98"><text:span text:style-name="T195"><text:s text:c="2"/></text:span><text:span text:style-name="T161">- for the file separator,</text:span></text:p>
      <text:p text:style-name="P98"><text:span text:style-name="T195"><text:s text:c="2"/></text:span><text:span text:style-name="T161">- for the path separator,</text:span></text:p>
      <text:p text:style-name="P98"><text:span text:style-name="T195"><text:s text:c="2"/></text:span><text:span text:style-name="T161">- for the line separator,</text:span></text:p>
      <text:p text:style-name="P98"><text:span text:style-name="T195"><text:s text:c="2"/></text:span><text:span text:style-name="T161">- for the file encoding and</text:span></text:p>
      <text:p text:style-name="P98"><text:span text:style-name="T195"><text:s text:c="2"/></text:span><text:span text:style-name="T161">- for boolean properties.</text:span></text:p>
      <text:p text:style-name="P31"/>
      <text:p text:style-name="P71"><text:span text:style-name="T179">T</text:span><text:span text:style-name="T180">he </text:span><text:span text:style-name="T210">3</text:span><text:span text:style-name="T180"> new </text:span><text:span text:style-name="T208">o</text:span><text:span text:style-name="T209">ptimization</text:span><text:span text:style-name="T168"> </text:span><text:span text:style-name="T180">functions are:</text:span></text:p>
      <text:p text:style-name="P71"><text:span text:style-name="T170">- </text:span><text:span text:style-name="T109">String.isBlank() rather than String.strip().isEmpty()</text:span></text:p>
      <text:p text:style-name="P71"><text:span text:style-name="T172"><text:s text:c="2"/></text:span><text:span text:style-name="T137">is </text:span><text:span text:style-name="T215">faster</text:span><text:span text:style-name="T137"> by not creating a stripped string.</text:span></text:p>
      <text:p text:style-name="P117"><text:span text:style-name="T172"><text:s text:c="2"/></text:span><text:span text:style-name="T285">[fas</text:span><text:span text:style-name="T286">t]</text:span><text:span text:style-name="T146">In</text:span><text:span text:style-name="T138"> order to apply this cleanup </text:span><text:span text:style-name="T147">also </text:span><text:span text:style-name="T146">to</text:span><text:span text:style-name="T186"> </text:span><text:span text:style-name="T111">strip().isEmpty()</text:span><text:span text:style-name="T182">,</text:span></text:p>
      <text:p text:style-name="P79"><text:span text:style-name="T182"><text:s text:c="2"/></text:span><text:span text:style-name="T146">y</text:span><text:span text:style-name="T137">ou might consider to</text:span><text:span text:style-name="T183"> </text:span><text:span text:style-name="T212">replace</text:span></text:p>
      <text:p text:style-name="P73"><text:span text:style-name="T172"><text:s text:c="2"/></text:span><text:span text:style-name="T110">trim</text:span><text:span text:style-name="T175">, </text:span><text:span text:style-name="T131">which </text:span><text:span text:style-name="T166">exists</text:span><text:span text:style-name="T131"> since the beginnin</text:span><text:span text:style-name="T140">g </text:span><text:span text:style-name="T217">with</text:span></text:p>
      <text:p text:style-name="P72"><text:span text:style-name="T182"><text:s text:c="2"/></text:span><text:span text:style-name="T108">strip</text:span><text:span text:style-name="T175"> </text:span><text:span text:style-name="T138">that ha</text:span><text:span text:style-name="T164">s</text:span><text:span text:style-name="T138"> been </text:span><text:span text:style-name="T131">introduced in Java 11 together with </text:span><text:span text:style-name="T98">isBlank</text:span><text:span text:style-name="T131">,</text:span></text:p>
      <text:p text:style-name="P73"><text:span text:style-name="T175"><text:s text:c="2"/></text:span><text:span text:style-name="T140">Bu</text:span><text:span text:style-name="T131">t </text:span><text:span text:style-name="T140">watch out, </text:span><text:span text:style-name="T123">trim</text:span><text:span text:style-name="T140"> and </text:span><text:span text:style-name="T123">strip</text:span><text:span text:style-name="T140"> </text:span><text:span text:style-name="T214">differ</text:span><text:span text:style-name="T131">:</text:span></text:p>
      <text:p text:style-name="P72"><text:span text:style-name="T175"><text:s text:c="2"/></text:span><text:span text:style-name="T99">trim</text:span><text:span text:style-name="T139"> removes leading and trailing characters with an ASCII code up to 32,</text:span></text:p>
      <text:p text:style-name="P72"><text:span text:style-name="T184"><text:s text:c="2"/></text:span><text:span text:style-name="T216">including</text:span><text:span text:style-name="T139"> some non white space </text:span><text:span text:style-name="T216">ASCII control</text:span><text:span text:style-name="T139"> characters and</text:span></text:p>
      <text:p text:style-name="P72"><text:span text:style-name="T184"><text:s text:c="2"/></text:span><text:span text:style-name="T216">missing</text:span><text:span text:style-name="T139"> some </text:span><text:span text:style-name="T216">Unicode</text:span><text:span text:style-name="T139"> </text:span><text:span text:style-name="T216">white space</text:span><text:span text:style-name="T139"> characters,</text:span></text:p>
      <text:p text:style-name="P117"><text:span text:style-name="T183"><text:s text:c="2"/></text:span><text:span text:style-name="T140">whereas </text:span><text:span text:style-name="T100">strip</text:span><text:span text:style-name="T140"> removes </text:span><text:span text:style-name="T217">all and only</text:span><text:span text:style-name="T140"> </text:span><text:span text:style-name="T139">leading and trailing </text:span><text:span text:style-name="T217">white space</text:span><text:span text:style-name="T140">.</text:span><text:span text:style-name="T285">[/fas</text:span><text:span text:style-name="T286">t]</text:span></text:p>
      <text:p text:style-name="P71"><text:span text:style-name="T170">- </text:span><text:span text:style-name="T109">valueOf() rather than instantiation</text:span></text:p>
      <text:p text:style-name="P57"><text:span text:style-name="T172"><text:s text:c="2"/></text:span><text:span text:style-name="T141">requires</text:span><text:span text:style-name="T131"> less memory,</text:span></text:p>
      <text:p text:style-name="P82"><text:span text:style-name="T170">- </text:span><text:span text:style-name="T144">and</text:span><text:span text:style-name="T189"> </text:span><text:span text:style-name="T109">Primitive type rather than wrapper class</text:span></text:p>
      <text:p text:style-name="P80"><text:span text:style-name="T172"><text:s text:c="2"/></text:span><text:span text:style-name="T131">when an object is not necessary</text:span></text:p>
      <text:p text:style-name="P80"><text:span text:style-name="T175"><text:s text:c="2"/></text:span><text:span text:style-name="T141">and – </text:span><text:span text:style-name="T148">to not alter the behavior </text:span><text:span text:style-name="T141"><text:s/>– </text:span><text:span text:style-name="T148">when</text:span><text:span text:style-name="T141"> the variable is guaranteed not to be </text:span><text:span text:style-name="T124">null</text:span><text:span text:style-name="T131">.</text:span></text:p>
      <text:p text:style-name="P50"/>
      <text:p text:style-name="P71"><text:span text:style-name="T128">The new </text:span><text:span text:style-name="T130">function in the</text:span><text:span text:style-name="T128"> </text:span><text:span text:style-name="T102">Code Style</text:span><text:span text:style-name="T129"> </text:span><text:span text:style-name="T130">tab</text:span><text:span text:style-name="T128"> </text:span><text:span text:style-name="T130">is</text:span><text:span text:style-name="T128">:</text:span></text:p>
      <text:p text:style-name="P71"><text:span text:style-name="T170">- </text:span><text:span text:style-name="T109">Use instanceof keyword instead of Class.isInstance()</text:span></text:p>
      <text:p text:style-name="P57"><text:span text:style-name="T172"><text:s text:c="2"/></text:span><text:span text:style-name="T141">is </text:span><text:span text:style-name="T162">more common and </text:span><text:span text:style-name="T141">easier to read, isn’t it?</text:span></text:p>
      <text:p text:style-name="P15"/>
      <text:p text:style-name="P71"><text:span text:style-name="T34">The</text:span><text:span text:style-name="T180"> </text:span><text:span text:style-name="T210">3</text:span><text:span text:style-name="T34"> function</text:span><text:span text:style-name="T64">s</text:span><text:span text:style-name="T65"> in the </text:span><text:span text:style-name="T242">duplicate code</text:span><text:span text:style-name="T33"> </text:span><text:span text:style-name="T65">tab </text:span><text:span text:style-name="T64">are</text:span><text:span text:style-name="T36">:</text:span></text:p>
      <text:p text:style-name="P71"><text:span text:style-name="T170">- </text:span><text:span text:style-name="T109">Operand Factorization</text:span></text:p>
      <text:p text:style-name="P80"><text:span text:style-name="T172"><text:s text:c="2"/></text:span><text:span text:style-name="T131">when </text:span><text:span text:style-name="T142">the</text:span><text:span text:style-name="T131"> operands are passive and primitive </text:span><text:span text:style-name="T148">to not alter the behavior of the code</text:span><text:span text:style-name="T131">,</text:span></text:p>
      <text:p text:style-name="P71"><text:span text:style-name="T170">- </text:span><text:span text:style-name="T109">Single 'if' statement rather than duplicate blocks that fall through</text:span></text:p>
      <text:p text:style-name="P81"><text:span text:style-name="T172"><text:s text:c="2"/></text:span><text:span text:style-name="T149">which means that th</text:span><text:span text:style-name="T150">e</text:span><text:span text:style-name="T149"> duplicated block </text:span><text:span text:style-name="T218">ends</text:span><text:span text:style-name="T149"> with a </text:span><text:span text:style-name="T101">return</text:span><text:span text:style-name="T149">, </text:span><text:span text:style-name="T101">break</text:span><text:span text:style-name="T149"> </text:span><text:span text:style-name="T150">or</text:span><text:span text:style-name="T149"> </text:span><text:span text:style-name="T101">continue</text:span><text:span text:style-name="T149"> state</text:span><text:span text:style-name="T150">ment</text:span></text:p>
      <text:p text:style-name="P81"><text:span text:style-name="T187"><text:s text:c="2"/></text:span><text:span text:style-name="T150">or – like in this case – by </text:span><text:span text:style-name="T219">throwing</text:span><text:span text:style-name="T150"> something</text:span><text:span text:style-name="T142">,</text:span></text:p>
      <text:p text:style-name="P82"><text:span text:style-name="T170">- </text:span><text:span text:style-name="T144">and</text:span><text:span text:style-name="T189"> </text:span><text:span text:style-name="T109">Pull out a duplicate 'if' from an if/else</text:span></text:p>
      <text:p text:style-name="P74"><text:span text:style-name="T172"><text:s text:c="2"/></text:span><text:span text:style-name="T131">when, </text:span><text:span text:style-name="T150">and only when,</text:span><text:span text:style-name="T131"> </text:span><text:span text:style-name="T142">the </text:span><text:span text:style-name="T122">if</text:span><text:span text:style-name="T131"> conditions are passive </text:span><text:span text:style-name="T150">to not alter the behavior.</text:span></text:p>
      <text:p text:style-name="P45"/>
      <text:p text:style-name="P71"><text:span text:style-name="T131">And last but not least,</text:span><text:span text:style-name="T180"> the </text:span><text:span text:style-name="T210">4</text:span><text:span text:style-name="T180"> </text:span><text:span text:style-name="T170">new function</text:span><text:span text:style-name="T181">s</text:span><text:span text:style-name="T170"> to remove </text:span><text:span text:style-name="T208">u</text:span><text:span text:style-name="T211">nnecessary</text:span><text:span text:style-name="T209"> code</text:span><text:span text:style-name="T168"> </text:span><text:span text:style-name="T180">are:</text:span></text:p>
      <text:p text:style-name="P71"><text:span text:style-name="T170">- </text:span><text:span text:style-name="T109">Boolean value rather than comparison</text:span></text:p>
      <text:p text:style-name="P99"><text:span text:style-name="T172"><text:s text:c="2"/></text:span><text:span text:style-name="T151">which is</text:span><text:span text:style-name="T143"> easier to read</text:span><text:span text:style-name="T131">, </text:span><text:span text:style-name="T151">isn’t it?</text:span></text:p>
      <text:p text:style-name="P118"><text:span text:style-name="T188"><text:s text:c="2"/></text:span><text:span text:style-name="T285">[</text:span><text:span text:style-name="T287">joking</text:span><text:span text:style-name="T286">]</text:span><text:span text:style-name="T151">Don't use it, if you think, the opposite is not equal </text:span><text:span text:style-name="T152">to </text:span><text:span text:style-name="T151">false.</text:span><text:span text:style-name="T285">[/</text:span><text:span text:style-name="T287">joking</text:span><text:span text:style-name="T286">]</text:span></text:p>
      <text:p text:style-name="P71"><text:span text:style-name="T170">- </text:span><text:span text:style-name="T109">Use implicit comparator when possible</text:span></text:p>
      <text:p text:style-name="P75"><text:span text:style-name="T172"><text:s text:c="2"/></text:span><text:span text:style-name="T143">r</text:span><text:span text:style-name="T131">emoves a comparator </text:span><text:span text:style-name="T143">given as anonymous class, as lambda,</text:span></text:p>
      <text:p text:style-name="P75"><text:span text:style-name="T185"><text:s text:c="2"/></text:span><text:span text:style-name="T143">as </text:span><text:span text:style-name="T125">Comparator.comparing()</text:span><text:span text:style-name="T143">, as </text:span><text:span text:style-name="T125">Comparator.naturalOrder()</text:span><text:span text:style-name="T143"> or as </text:span><text:span text:style-name="T125">null</text:span></text:p>
      <text:p text:style-name="P75"><text:span text:style-name="T175"><text:s text:c="2"/></text:span><text:span text:style-name="T143">when</text:span><text:span text:style-name="T131"> it is identical </text:span><text:span text:style-name="T164">with</text:span><text:span text:style-name="T131"> the implicit comparator,</text:span></text:p>
      <text:p text:style-name="P71"><text:span text:style-name="T170">- </text:span><text:span text:style-name="T109">Create array with curly when possible</text:span></text:p>
      <text:p text:style-name="P82"><text:span text:style-name="T172"><text:s text:c="2"/></text:span><text:span text:style-name="T153">which</text:span><text:span text:style-name="T152"> is </text:span><text:span text:style-name="T153">only </text:span><text:span text:style-name="T152">possible</text:span><text:span text:style-name="T144"> </text:span><text:span text:style-name="T152">in the</text:span><text:span text:style-name="T144"> definition of </text:span><text:span text:style-name="T152">a field </text:span><text:span text:style-name="T153">or variable</text:span><text:span text:style-name="T131">,</text:span></text:p>
      <text:p text:style-name="P82"><text:span text:style-name="T175"><text:s text:c="2"/></text:span><text:span text:style-name="T154">but not for example here,</text:span></text:p>
      <text:p text:style-name="P82"><text:span text:style-name="T170">- </text:span><text:span text:style-name="T144">and</text:span><text:span text:style-name="T189"> </text:span><text:span text:style-name="T109">Remove variable assignment before return</text:span></text:p>
      <text:p text:style-name="P76"><text:span text:style-name="T172"><text:s text:c="2"/></text:span><text:span text:style-name="T144">which is also s</text:span><text:span text:style-name="T143">horter and easier to read, </text:span><text:span text:style-name="T144">isn’t it?</text:span></text:p>
      <text:p text:style-name="P31"/>
      <text:p text:style-name="P82"><text:span text:style-name="T143">In addition </text:span><text:span text:style-name="T157">to</text:span><text:span text:style-name="T143"> these </text:span><text:span text:style-name="T220">12 new</text:span><text:span text:style-name="T143"> cleanups,</text:span><text:span text:style-name="T190"> t</text:span><text:span text:style-name="T172">he cleanups that have been </text:span><text:span text:style-name="T204">improved</text:span><text:span text:style-name="T172"> are:</text:span></text:p>
      <text:p text:style-name="P77"><text:span text:style-name="T170">- </text:span><text:span text:style-name="T109">Merge conditions of if/else if/else that have the same blocks</text:span></text:p>
      <text:p text:style-name="P77"><text:span text:style-name="T172"><text:s text:c="2"/></text:span><text:span text:style-name="T154">which now also </text:span><text:span text:style-name="T155">applies to</text:span><text:span text:style-name="T145"> </text:span><text:span text:style-name="T144">nested if/else </text:span><text:span text:style-name="T145">statements</text:span><text:span text:style-name="T131">, </text:span></text:p>
      <text:p text:style-name="P82"><text:span text:style-name="T170">- </text:span><text:span text:style-name="T144">and</text:span><text:span text:style-name="T189"> </text:span><text:span text:style-name="T109">Use String.replace()</text:span></text:p>
      <text:p text:style-name="P83"><text:span text:style-name="T172"><text:s text:c="2"/></text:span><text:span text:style-name="T144">which now detects and converts a plain string</text:span></text:p>
      <text:p text:style-name="P83"><text:span text:style-name="T189"><text:s text:c="2"/></text:span><text:span text:style-name="T156">that is </text:span><text:span text:style-name="T144">given as </text:span><text:span text:style-name="T165">a </text:span><text:span text:style-name="T156">regular expression in which all special chars are escaped</text:span></text:p>
      <text:p text:style-name="P83"><text:span text:style-name="T189"><text:s text:c="2"/></text:span><text:span text:style-name="T156">or via </text:span><text:span text:style-name="T126">Pattern.quote()</text:span><text:span text:style-name="T156"> respectively </text:span><text:span text:style-name="T126">Matcher.quoteReplacement()</text:span><text:span text:style-name="T144">;</text:span></text:p>
      <text:p text:style-name="P83"><text:span text:style-name="T189"><text:s text:c="2"/></text:span><text:span text:style-name="T156">and which now uses character replace for one-character strings.</text:span></text:p>
      <text:p text:style-name="P83"><text:span text:style-name="T191"><text:s text:c="2"/></text:span><text:span text:style-name="T157">T</text:span><text:span text:style-name="T145">hat’s cool, isn’t it?</text:span></text:p>
      <text:p text:style-name="P31"/>
      <text:p text:style-name="P56"><text:span text:style-name="T282">###</text:span><text:span text:style-name="T283">[/fast spoken </text:span><text:span text:style-name="T284">end</text:span><text:span text:style-name="T283">]</text:span><text:span text:style-name="T282">###</text:span></text:p>
      <text:p text:style-name="P13"/>
      <text:p text:style-name="P13"/>
      <text:p text:style-name="P88"><text:span text:style-name="T165">Apart from</text:span><text:span text:style-name="T132"> the </text:span><text:span text:style-name="T223">Java 16 support</text:span><text:span text:style-name="T132"> and the </text:span><text:span text:style-name="T223">cleanup</text:span><text:span text:style-name="T132"> functions,</text:span></text:p>
      <text:p text:style-name="P37">there are a couple <text:span text:style-name="T312">of</text:span> <text:span text:style-name="T5">minor improvements</text:span> for Java.</text:p>
      <text:p text:style-name="P17"/>
      <text:p text:style-name="P38">When debugging,</text:p>
      <text:p text:style-name="P89"><text:span text:style-name="T71">you can no</text:span><text:span text:style-name="T73">w</text:span><text:span text:style-name="T71"> </text:span><text:span text:style-name="T72">directly </text:span><text:span text:style-name="T228">hover</text:span><text:span text:style-name="T71"> over a </text:span><text:span text:style-name="T228">chained variable</text:span><text:span text:style-name="T43"> </text:span><text:span text:style-name="T71">to get </text:span><text:span text:style-name="T262">its value</text:span><text:span text:style-name="T43">.</text:span></text:p>
      <text:p text:style-name="P38"><text:span text:style-name="T5">Before</text:span> that, you had to look into the tree of the <text:span text:style-name="T5">first item</text:span>.</text:p>
      <text:p text:style-name="P109">Now, even hovering the length of an array works.</text:p>
      <text:p text:style-name="P110"/>
      <text:p text:style-name="P84"><text:span text:style-name="T43">T</text:span><text:span text:style-name="T68">he </text:span><text:span text:style-name="T116">Create local variable</text:span><text:span text:style-name="T68"> Quick Fix</text:span><text:span text:style-name="T43"> (</text:span><text:span text:style-name="T228">Ctrl+1</text:span><text:span text:style-name="T44">)</text:span><text:span text:style-name="T43"> </text:span><text:span text:style-name="T68">has been improved</text:span></text:p>
      <text:p text:style-name="P84"><text:span text:style-name="T68">to </text:span><text:span text:style-name="T259">infer</text:span><text:span text:style-name="T68"> the variable </text:span><text:span text:style-name="T259">type</text:span><text:span text:style-name="T68"> from a </text:span><text:span text:style-name="T240">foreach</text:span><text:span text:style-name="T32"> loop.</text:span></text:p>
      <text:p text:style-name="P111"/>
      <text:p text:style-name="P85"><text:span text:style-name="T68">I</text:span><text:span text:style-name="T69">n the </text:span><text:span text:style-name="T260">Java search</text:span><text:span text:style-name="T69"> results, there is a </text:span><text:span text:style-name="T260">new filter</text:span><text:span text:style-name="T69"> called </text:span><text:span text:style-name="T116">In Static Imports</text:span><text:span text:style-name="T69">,</text:span></text:p>
      <text:p text:style-name="P39">which is disabled by default.</text:p>
      <text:p text:style-name="P86"><text:span text:style-name="T70">The existing </text:span><text:span text:style-name="T112">In Imports</text:span><text:span text:style-name="T70"> filter, </text:span><text:span text:style-name="T156">which is enabled by default,</text:span></text:p>
      <text:p text:style-name="P86"><text:span text:style-name="T74">hides now</text:span><text:span text:style-name="T70"> </text:span><text:span text:style-name="T261">non-static imports</text:span><text:span text:style-name="T70"> only.</text:span></text:p>
      <text:p text:style-name="P112"/>
      <text:p text:style-name="P90"><text:span text:style-name="T44">There are </text:span><text:span text:style-name="T228">speed improvements</text:span><text:span text:style-name="T44"> in the </text:span><text:span text:style-name="T228">Eclipse compiler</text:span><text:span text:style-name="T44"> for Java,</text:span></text:p>
      <text:p text:style-name="P90"><text:span text:style-name="T263">noticeable</text:span><text:span text:style-name="T44"> when opening, importing or cleaning a project,</text:span></text:p>
      <text:p text:style-name="P40">especially when having many large projects.</text:p>
      <text:p text:style-name="P27"/>
      <text:p text:style-name="P16"/>
      <text:p text:style-name="P48"><text:span text:style-name="T274">### </text:span><text:span text:style-name="T275">G</text:span><text:span text:style-name="T277">eneral </text:span><text:span text:style-name="T274">###</text:span></text:p>
      <text:p text:style-name="P52"/>
      <text:p text:style-name="P41">Besides the Java-specific improvements,</text:p>
      <text:p text:style-name="P91"><text:span text:style-name="T158">there are general </text:span><text:span text:style-name="T221">platform improvements</text:span></text:p>
      <text:p text:style-name="P33"><text:span text:style-name="T298">m</text:span><text:span text:style-name="T299">aking</text:span><text:span text:style-name="T298"> coding </text:span><text:span text:style-name="T302">in Eclipse </text:span><text:span text:style-name="T298">easier independent o</text:span><text:span text:style-name="T300">f the</text:span><text:span text:style-name="T298"> language </text:span><text:span text:style-name="T301">used</text:span><text:span text:style-name="T298">.</text:span></text:p>
      <text:p text:style-name="P32"/>
      <text:p text:style-name="P100"><text:span text:style-name="T174">In the </text:span><text:span text:style-name="T118">Terminal</text:span><text:span text:style-name="T200"> view</text:span><text:span text:style-name="T196">,</text:span></text:p>
      <text:p text:style-name="P34"><text:span text:style-name="T4">web links</text:span><text:span text:style-name="T314"> can now be opened via </text:span><text:span text:style-name="T4">Ctrl+click</text:span>.</text:p>
      <text:p text:style-name="P34"><text:span text:style-name="T5">Ctrl+click</text:span> <text:span text:style-name="T314">also works to open a </text:span><text:span text:style-name="T4">project file</text:span><text:span text:style-name="T314">.</text:span></text:p>
      <text:p text:style-name="P94"><text:span text:style-name="T194">In </text:span><text:span text:style-name="T213">l</text:span><text:span text:style-name="T205">ocal terminals</text:span><text:span text:style-name="T174"> </text:span><text:span text:style-name="T194">the</text:span><text:span text:style-name="T174"> </text:span><text:span text:style-name="T205">working director</text:span><text:span text:style-name="T213">y</text:span><text:span text:style-name="T194"> will be </text:span><text:span text:style-name="T213">remembered</text:span></text:p>
      <text:p text:style-name="P44">and restored next time Eclipse is started.</text:p>
      <text:p text:style-name="P94"><text:span text:style-name="T159">Also the </text:span><text:span text:style-name="T222">shell</text:span><text:span text:style-name="T159">, </text:span><text:span text:style-name="T160">its </text:span><text:span text:style-name="T222">arguments</text:span><text:span text:style-name="T159"> and other settings will be remembered</text:span><text:span text:style-name="T194">.</text:span></text:p>
      <text:p text:style-name="P44"><text:span text:style-name="T5">On Windows</text:span>, <text:span text:style-name="T19">New Terminal</text:span> and <text:span text:style-name="T19">Show In Local Terminal</text:span> are</text:p>
      <text:p text:style-name="P44">automatically populated with existing terminals of <text:span text:style-name="T315">the </text:span>Windows Subsystem for Linux.</text:p>
      <text:p text:style-name="P35"/>
      <text:p text:style-name="P36"><text:span text:style-name="T24">Quick Search</text:span> <text:span text:style-name="T313">(</text:span><text:span text:style-name="T4">Ctrl+Alt+Shift+L</text:span><text:span text:style-name="T313">)</text:span></text:p>
      <text:p text:style-name="P36"><text:span text:style-name="T324">now </text:span>shows<text:span text:style-name="T313"> </text:span>the <text:span text:style-name="T5">number of match</text:span><text:span text:style-name="T10">ing</text:span><text:span text:style-name="T313"> lines</text:span></text:p>
      <text:p text:style-name="P36">and mentions when the <text:span text:style-name="T5">maximum number of results</text:span> has been reached.</text:p>
      <text:p text:style-name="P42">The maximum number of results</text:p>
      <text:p text:style-name="P93"><text:span text:style-name="T192">can be set </text:span><text:span text:style-name="T173">in the </text:span><text:span text:style-name="T206">preferences</text:span><text:span text:style-name="T173"> […] </text:span><text:span text:style-name="T114">General</text:span><text:span text:style-name="T173"> […] </text:span><text:span text:style-name="T114">Quick Search</text:span><text:span text:style-name="T173"> […] </text:span></text:p>
      <text:p text:style-name="P92"><text:span text:style-name="T197">in</text:span><text:span text:style-name="T192"> the new </text:span><text:span text:style-name="T113">Max Results</text:span><text:span text:style-name="T192"> </text:span><text:span text:style-name="T193">field</text:span><text:span text:style-name="T192">, which is </text:span><text:span text:style-name="T193">set to </text:span><text:span text:style-name="T192">200 by default.</text:span></text:p>
      <text:p text:style-name="P35"/>
      <text:p text:style-name="P35"/>
      <text:p text:style-name="P49"><text:span text:style-name="T278">### </text:span><text:span text:style-name="T279">G</text:span><text:span text:style-name="T280">it</text:span><text:span text:style-name="T281"> </text:span><text:span text:style-name="T278">###</text:span></text:p>
      <text:p text:style-name="P11"/>
      <text:p text:style-name="P87"><text:span text:style-name="T92">In </text:span><text:span text:style-name="T94">the</text:span><text:span text:style-name="T92"> </text:span><text:span text:style-name="T266">Git support</text:span><text:span text:style-name="T92">,</text:span></text:p>
      <text:p text:style-name="P95"><text:span text:style-name="T95">r</text:span><text:span text:style-name="T92">esolving of </text:span><text:span text:style-name="T232">conflicts</text:span><text:span text:style-name="T92"> </text:span><text:span text:style-name="T95">when</text:span><text:span text:style-name="T92"> </text:span><text:span text:style-name="T232">merging</text:span><text:span text:style-name="T92">, </text:span><text:span text:style-name="T266">rebas</text:span><text:span text:style-name="T268">ing</text:span><text:span text:style-name="T92"> </text:span><text:span text:style-name="T95">or </text:span><text:span text:style-name="T266">cherry-picking</text:span><text:span text:style-name="T92"> </text:span><text:span text:style-name="T96">has been improved</text:span><text:span text:style-name="T92">.</text:span></text:p>
      <text:p text:style-name="P113"/>
      <text:p text:style-name="P95"><text:span text:style-name="T96">In the </text:span><text:span text:style-name="T121">Git S</text:span><text:span text:style-name="T120">taging</text:span><text:span text:style-name="T96"> view the </text:span><text:span text:style-name="T232">type of conflict</text:span><text:span text:style-name="T96"> is </text:span><text:span text:style-name="T97">displayed</text:span><text:span text:style-name="T96">:</text:span></text:p>
      <text:p text:style-name="P95"><text:span text:style-name="T96">- </text:span><text:span text:style-name="T118">M</text:span><text:span text:style-name="T96"> means </text:span><text:span text:style-name="T269">modified</text:span><text:span text:style-name="T96"> on both sides,</text:span></text:p>
      <text:p text:style-name="P95"><text:span text:style-name="T96">- </text:span><text:span text:style-name="T118">M/D</text:span><text:span text:style-name="T96"> means </text:span><text:span text:style-name="T269">modified</text:span><text:span text:style-name="T96"> on our side and </text:span><text:span text:style-name="T269">deleted</text:span><text:span text:style-name="T96"> on their side,</text:span></text:p>
      <text:p text:style-name="P95">- <text:span text:style-name="T118">D/M</text:span> <text:span text:style-name="T316">means</text:span> <text:span text:style-name="T5">deleted</text:span> on our side <text:span text:style-name="T317">and</text:span> <text:span text:style-name="T5">modified</text:span> on their side,</text:p>
      <text:p text:style-name="P95">- <text:span text:style-name="T317">and</text:span> <text:span text:style-name="T118">A</text:span> <text:span text:style-name="T316">means </text:span>added on both sides, but <text:span text:style-name="T316">with </text:span>different content.</text:p>
      <text:p text:style-name="P114"/>
      <text:p text:style-name="P96"><text:span text:style-name="T318">The </text:span><text:span text:style-name="T119">Merge Tool</text:span><text:span text:style-name="T232"> content</text:span><text:span text:style-name="T318"> is now </text:span><text:span text:style-name="T11">pre-merged to </text:span><text:span text:style-name="T21">Ours</text:span><text:span text:style-name="T318"> by default.</text:span></text:p>
      <text:p text:style-name="P96">The content of the merge tool can be set <text:span text:style-name="T319">in </text:span><text:span text:style-name="T173">the </text:span><text:span text:style-name="T206">preferences</text:span><text:span text:style-name="T173"> […] </text:span><text:span text:style-name="T115">Version Control</text:span><text:span text:style-name="T173"> […] </text:span><text:span text:style-name="T115">Git</text:span><text:span text:style-name="T173"> […] </text:span></text:p>
      <text:p text:style-name="P97"><text:span text:style-name="T319">By default, t</text:span><text:span text:style-name="T318">he new option </text:span><text:span text:style-name="T119">Working Tree Pre-Merged to 'Ours'</text:span><text:span text:style-name="T319"> is used,</text:span></text:p>
      <text:p text:style-name="P43">not <text:span text:style-name="T19">Last HEAD</text:span> anymore.</text:p>
      <text:p text:style-name="P97"/>
      <text:p text:style-name="P101"><text:span text:style-name="T319">In the </text:span><text:span text:style-name="T22">Merge Tool</text:span><text:span text:style-name="T319"> there is a </text:span><text:span text:style-name="T12">new button</text:span><text:span text:style-name="T319"> </text:span><text:span text:style-name="T119">Hiding Changes Between Current and Ancestor</text:span>.</text:p>
      <text:p text:style-name="P102"><text:span text:style-name="T158">By </text:span><text:span text:style-name="T221">default</text:span><text:span text:style-name="T158">,</text:span> <text:span text:style-name="T5">when merging </text:span>the button is <text:span text:style-name="T5">disabled</text:span>,</text:p>
      <text:p text:style-name="P102">but <text:span text:style-name="T5">enabled</text:span> when <text:span text:style-name="T5">rebasing</text:span> or <text:span text:style-name="T5">cherry-picking</text:span></text:p>
      <text:p text:style-name="P103"><text:span text:style-name="T158">since </text:span><text:span text:style-name="T163">the</text:span><text:span text:style-name="T158"> changes </text:span><text:span text:style-name="T163">made on our side </text:span><text:span text:style-name="T158">usually do not matter for rebasing or cherry-picking.</text:span></text:p>
      <text:p text:style-name="P101"/>
      <text:p text:style-name="P104">In the <text:span text:style-name="T119">right-click Replace With</text:span> menu,</text:p>
      <text:p text:style-name="P104">choosing the <text:span text:style-name="T321">side </text:span><text:span text:style-name="T158">on which a file was </text:span><text:span text:style-name="T221">deleted</text:span><text:span text:style-name="T158"> and causing a </text:span><text:span text:style-name="T221">conflict</text:span></text:p>
      <text:p text:style-name="P105"><text:span text:style-name="T5">will</text:span> now <text:span text:style-name="T5">delete</text:span> the file and <text:span text:style-name="T5">stage</text:span><text:span text:style-name="T17"> the deletion</text:span>.</text:p>
      <text:p text:style-name="P101"/>
      <text:p text:style-name="P106"><text:span text:style-name="T119">Ours</text:span><text:span text:style-name="T321"> and </text:span><text:span text:style-name="T119">Theirs</text:span><text:span text:style-name="T321"> is now also available</text:span></text:p>
      <text:p text:style-name="P107">in the <text:span text:style-name="T19">Project Explorer</text:span> and the <text:span text:style-name="T19">Package Explorer</text:span>,</text:p>
      <text:p text:style-name="P106"><text:span text:style-name="T321">i</text:span><text:span text:style-name="T320">n the </text:span><text:span text:style-name="T13">right-click</text:span><text:span text:style-name="T320"> </text:span><text:span text:style-name="T23">Replace With</text:span><text:span text:style-name="T320"> menu </text:span><text:span text:style-name="T321">of file</text:span><text:span text:style-name="T322">s with</text:span><text:span text:style-name="T321"> conflicts.</text:span></text:p>
      <text:p text:style-name="P28"/>
      <text:p text:style-name="P28"/>
      <text:p text:style-name="P116">### Outro ###</text:p>
      <text:p text:style-name="P54"/>
      <text:p text:style-name="P29"><text:span text:style-name="T29">These were some of the </text:span><text:span text:style-name="T6">Java </text:span><text:span text:style-name="T7">IDE</text:span><text:span text:style-name="T29"> improvements</text:span></text:p>
      <text:p text:style-name="P58"><text:span text:style-name="T270">of the </text:span><text:span text:style-name="T265">quarterly </text:span><text:span text:style-name="T41">Rolling</text:span><text:span text:style-name="T42"> Release </text:span><text:span text:style-name="T231">June</text:span><text:span text:style-name="T227"> 202</text:span><text:span text:style-name="T226">1</text:span><text:span text:style-name="T271">.</text:span></text:p>
      <text:p text:style-name="P29"/>
      <text:p text:style-name="P5">If you <text:span text:style-name="T292">have missed</text:span> some versions, you might want to watch the previous videos, too.</text:p>
      <text:p text:style-name="P1"/>
      <text:p text:style-name="P3"><text:span text:style-name="T30">Thank</text:span><text:span text:style-name="T31">s</text:span> for watching and <text:span text:style-name="T30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1-06-13T09:25:23.290000000</dc:date>
    <meta:editing-duration>P3DT7H27M6S</meta:editing-duration>
    <meta:editing-cycles>498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69" meta:word-count="1523" meta:character-count="8851" meta:non-whitespace-character-count="7407"/>
  </office:meta>
</office:document-meta>
</file>